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Mangal1" svg:font-family="Mangal"/>
    <style:font-face style:name="monospace" svg:font-family="monospace"/>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automatic-styles>
    <style:style style:name="Таблица1" style:family="table">
      <style:table-properties style:width="6.8431in" fo:margin-left="-0.075in" fo:margin-top="0in" fo:margin-bottom="0in" table:align="left" style:writing-mode="lr-tb"/>
    </style:style>
    <style:style style:name="Таблица1.A" style:family="table-column">
      <style:table-column-properties style:column-width="3.0188in"/>
    </style:style>
    <style:style style:name="Таблица1.B" style:family="table-column">
      <style:table-column-properties style:column-width="1.8118in"/>
    </style:style>
    <style:style style:name="Таблица1.C" style:family="table-column">
      <style:table-column-properties style:column-width="2.0125in"/>
    </style:style>
    <style:style style:name="Таблица1.1" style:family="table-row">
      <style:table-row-properties style:min-row-height="0.4264in" fo:keep-together="auto"/>
    </style:style>
    <style:style style:name="Таблица1.A1" style:family="table-cell">
      <style:table-cell-properties style:vertical-align="bottom" fo:padding-left="0.075in" fo:padding-right="0.075in" fo:padding-top="0in" fo:padding-bottom="0in" fo:border="none" style:writing-mode="lr-tb"/>
    </style:style>
    <style:style style:name="Таблица1.B1"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Таблица1.B2"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3" style:family="table">
      <style:table-properties style:width="6.0625in" fo:margin-left="-0.0042in" table:align="left"/>
    </style:style>
    <style:style style:name="Table3.A" style:family="table-column">
      <style:table-column-properties style:column-width="2.4375in"/>
    </style:style>
    <style:style style:name="Table3.B" style:family="table-column">
      <style:table-column-properties style:column-width="3.625in"/>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2" style:family="table">
      <style:table-properties style:width="6.5in" fo:margin-left="0in" table:align="left"/>
    </style:style>
    <style:style style:name="Table2.A" style:family="table-column">
      <style:table-column-properties style:column-width="2in"/>
    </style:style>
    <style:style style:name="Table2.B" style:family="table-column">
      <style:table-column-properties style:column-width="0.875in"/>
    </style:style>
    <style:style style:name="Table2.C" style:family="table-column">
      <style:table-column-properties style:column-width="3.625in"/>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4965in" table:align="margins"/>
    </style:style>
    <style:style style:name="Table4.A" style:family="table-column">
      <style:table-column-properties style:column-width="6.4965in" style:rel-column-width="65535*"/>
    </style:style>
    <style:style style:name="Table4.A1" style:family="table-cell">
      <style:table-cell-properties fo:padding="0.0382in" fo:border="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left="0in" fo:margin-right="0in" fo:line-height="150%" fo:text-align="center" style:justify-single-word="false" fo:text-indent="0.4925in" style:auto-text-indent="false" style:writing-mode="lr-tb"/>
    </style:style>
    <style:style style:name="P3" style:family="paragraph" style:parent-style-name="Standard">
      <style:paragraph-properties fo:margin-left="0in" fo:margin-right="0in" fo:line-height="150%" fo:text-align="center" style:justify-single-word="false" fo:text-indent="0.4925in" style:auto-text-indent="false" style:writing-mode="lr-tb"/>
      <style:text-properties officeooo:paragraph-rsid="01065a26"/>
    </style:style>
    <style:style style:name="P4" style:family="paragraph" style:parent-style-name="Standard">
      <style:paragraph-properties fo:margin-left="0in" fo:margin-right="0in" fo:line-height="150%" fo:text-indent="0.4925in" style:auto-text-indent="false" style:writing-mode="lr-tb">
        <style:tab-stops/>
      </style:paragraph-properties>
    </style:style>
    <style:style style:name="P5" style:family="paragraph" style:parent-style-name="Standard">
      <style:paragraph-properties fo:margin-left="0in" fo:margin-right="0in" fo:line-height="150%" fo:text-align="center" style:justify-single-word="false" fo:text-indent="0.4925in" style:auto-text-indent="false" style:writing-mode="lr-tb"/>
      <style:text-properties fo:text-transform="uppercase"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6"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 fo:font-size="14pt" fo:language="ru" fo:country="RU" style:font-size-asian="14pt" style:language-asian="ru" style:country-asian="RU" style:font-name-complex="Times New Roman5" style:font-size-complex="14pt" style:language-complex="ar" style:country-complex="SA"/>
    </style:style>
    <style:style style:name="P7"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8" style:family="paragraph" style:parent-style-name="Standard">
      <style:paragraph-properties fo:margin-left="0in" fo:margin-right="0in" fo:line-height="150%" fo:text-align="center" style:justify-single-word="false" fo:text-indent="0.4925in" style:auto-text-indent="false" style:writing-mode="lr-tb"/>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9" style:family="paragraph" style:parent-style-name="Standard">
      <style:paragraph-properties fo:margin-left="0in" fo:margin-right="0in" fo:line-height="150%" fo:text-indent="0.4925in" style:auto-text-indent="false" style:writing-mode="lr-tb">
        <style:tab-stops/>
      </style:paragraph-properties>
      <style:text-properties style:font-name="Times New Roman" style:font-size-complex="14pt"/>
    </style:style>
    <style:style style:name="P10"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 officeooo:rsid="003c375e" officeooo:paragraph-rsid="003c375e" style:font-size-complex="14pt"/>
    </style:style>
    <style:style style:name="P11" style:family="paragraph" style:parent-style-name="Standard">
      <style:paragraph-properties fo:margin-left="0in" fo:margin-right="0in" fo:line-height="150%" fo:text-align="center" style:justify-single-word="false" fo:text-indent="0.4925in" style:auto-text-indent="false" style:writing-mode="lr-tb">
        <style:tab-stops/>
      </style:paragraph-properties>
      <style:text-properties fo:color="#000000" loext:opacity="100%" style:font-name="Times New Roman" officeooo:rsid="01065a26" officeooo:paragraph-rsid="01065a26" style:font-size-complex="14pt"/>
    </style:style>
    <style:style style:name="P12" style:family="paragraph" style:parent-style-name="Standard">
      <style:paragraph-properties fo:margin-left="0in" fo:margin-right="0in" fo:line-height="150%" fo:text-indent="0in" style:auto-text-indent="false" style:writing-mode="lr-tb">
        <style:tab-stops/>
      </style:paragraph-properties>
      <style:text-properties style:font-name="Times New Roman" style:font-size-complex="14pt"/>
    </style:style>
    <style:style style:name="P13" style:family="paragraph" style:parent-style-name="Text_20_body">
      <style:paragraph-properties fo:margin-left="0in" fo:margin-right="0in" fo:text-indent="0in" style:auto-text-indent="false"/>
      <style:text-properties officeooo:paragraph-rsid="010a01f9"/>
    </style:style>
    <style:style style:name="P14" style:family="paragraph" style:parent-style-name="Text_20_body">
      <style:paragraph-properties fo:margin-left="0in" fo:margin-right="0in" fo:text-indent="0in" style:auto-text-indent="false"/>
      <style:text-properties officeooo:paragraph-rsid="00d70abd"/>
    </style:style>
    <style:style style:name="P15" style:family="paragraph" style:parent-style-name="Text_20_body">
      <style:paragraph-properties fo:margin-left="0in" fo:margin-right="0in" fo:text-indent="0in" style:auto-text-indent="false"/>
      <style:text-properties officeooo:rsid="0170e47e" officeooo:paragraph-rsid="0170e47e"/>
    </style:style>
    <style:style style:name="P16" style:family="paragraph" style:parent-style-name="Text_20_body">
      <style:paragraph-properties fo:margin-left="0in" fo:margin-right="0in" fo:text-indent="0in" style:auto-text-indent="false"/>
      <style:text-properties fo:font-style="italic" officeooo:rsid="01710f68" officeooo:paragraph-rsid="01710f68" style:font-style-asian="italic" style:font-style-complex="italic"/>
    </style:style>
    <style:style style:name="P17" style:family="paragraph" style:parent-style-name="Text_20_body">
      <style:paragraph-properties fo:margin-left="0in" fo:margin-right="0in" fo:text-indent="0in" style:auto-text-indent="false"/>
      <style:text-properties officeooo:rsid="01716836" officeooo:paragraph-rsid="01716836"/>
    </style:style>
    <style:style style:name="P18" style:family="paragraph" style:parent-style-name="Text_20_body">
      <style:paragraph-properties fo:margin-left="0in" fo:margin-right="0in" fo:text-indent="0in" style:auto-text-indent="false"/>
      <style:text-properties officeooo:rsid="01716836" officeooo:paragraph-rsid="01765d95"/>
    </style:style>
    <style:style style:name="P19" style:family="paragraph" style:parent-style-name="Standard">
      <style:paragraph-properties fo:text-align="center" style:justify-single-word="false"/>
      <style:text-properties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P20" style:family="paragraph" style:parent-style-name="Times14_5f_РИО2" style:master-page-name="">
      <loext:graphic-properties draw:fill="none"/>
      <style:paragraph-properties fo:margin-left="0in" fo:margin-right="0in" fo:line-height="150%" fo:text-align="center" style:justify-single-word="false" fo:orphans="2" fo:widows="2" fo:text-indent="0.5118in" style:auto-text-indent="false" style:page-number="auto" fo:background-color="transparent" style:vertical-align="auto" style:writing-mode="lr-tb">
        <style:tab-stops>
          <style:tab-stop style:position="0.4925in"/>
        </style:tab-stops>
      </style:paragraph-properties>
    </style:style>
    <style:style style:name="P21" style:family="paragraph" style:parent-style-name="Text_20_body">
      <style:text-properties fo:font-weight="bold" style:font-weight-asian="bold" style:font-weight-complex="bold"/>
    </style:style>
    <style:style style:name="P22" style:family="paragraph" style:parent-style-name="Text_20_body">
      <style:text-properties fo:font-style="normal" fo:font-weight="normal" officeooo:rsid="012773a0" officeooo:paragraph-rsid="012773a0" style:font-style-asian="normal" style:font-weight-asian="normal" style:font-style-complex="normal" style:font-weight-complex="normal"/>
    </style:style>
    <style:style style:name="P23" style:family="paragraph" style:parent-style-name="Text_20_body">
      <style:text-properties officeooo:rsid="01086686" officeooo:paragraph-rsid="01086686"/>
    </style:style>
    <style:style style:name="P24" style:family="paragraph" style:parent-style-name="Text_20_body">
      <style:text-properties officeooo:paragraph-rsid="00d70abd"/>
    </style:style>
    <style:style style:name="P25" style:family="paragraph" style:parent-style-name="Text_20_body">
      <style:text-properties officeooo:rsid="012773a0" officeooo:paragraph-rsid="012773a0"/>
    </style:style>
    <style:style style:name="P26" style:family="paragraph" style:parent-style-name="Text_20_body">
      <style:text-properties officeooo:rsid="0127c81f" officeooo:paragraph-rsid="0127c81f"/>
    </style:style>
    <style:style style:name="P27" style:family="paragraph" style:parent-style-name="Text_20_body">
      <style:text-properties officeooo:rsid="012a971c" officeooo:paragraph-rsid="012a971c"/>
    </style:style>
    <style:style style:name="P28" style:family="paragraph" style:parent-style-name="Text_20_body">
      <style:text-properties style:font-name="Times New Roman" fo:font-size="14pt" fo:language="ru" fo:country="RU" style:font-size-asian="14pt" style:language-asian="ru" style:country-asian="RU" style:font-name-complex="Times New Roman5" style:font-size-complex="14pt" style:language-complex="ar" style:country-complex="SA"/>
    </style:style>
    <style:style style:name="P29" style:family="paragraph" style:parent-style-name="Text_20_body">
      <style:text-properties style:font-name="Times New Roman" fo:font-size="14pt" fo:language="ru" fo:country="RU" officeooo:rsid="012a971c" officeooo:paragraph-rsid="012a971c" style:font-size-asian="14pt" style:language-asian="ru" style:country-asian="RU" style:font-name-complex="Times New Roman5" style:font-size-complex="14pt" style:language-complex="ar" style:country-complex="SA"/>
    </style:style>
    <style:style style:name="P30" style:family="paragraph" style:parent-style-name="Text_20_body">
      <style:text-properties fo:font-style="italic" officeooo:rsid="01765d95" officeooo:paragraph-rsid="01765d95" style:font-style-asian="italic" style:font-style-complex="italic"/>
    </style:style>
    <style:style style:name="P31" style:family="paragraph" style:parent-style-name="Text_20_body">
      <style:text-properties officeooo:rsid="016556fd" officeooo:paragraph-rsid="016556fd"/>
    </style:style>
    <style:style style:name="P32" style:family="paragraph" style:parent-style-name="Text_20_body">
      <style:text-properties officeooo:paragraph-rsid="017095f7"/>
    </style:style>
    <style:style style:name="P33" style:family="paragraph" style:parent-style-name="Text_20_body">
      <style:text-properties officeooo:rsid="0170e47e" officeooo:paragraph-rsid="0170e47e"/>
    </style:style>
    <style:style style:name="P34" style:family="paragraph" style:parent-style-name="Text_20_body">
      <style:text-properties officeooo:rsid="017942f2" officeooo:paragraph-rsid="017942f2"/>
    </style:style>
    <style:style style:name="P35" style:family="paragraph" style:parent-style-name="Text_20_body">
      <style:text-properties officeooo:rsid="017c1da1" officeooo:paragraph-rsid="017c1da1"/>
    </style:style>
    <style:style style:name="P36" style:family="paragraph" style:parent-style-name="Text_20_body">
      <style:text-properties officeooo:rsid="017c2e16" officeooo:paragraph-rsid="017c2e16"/>
    </style:style>
    <style:style style:name="P37" style:family="paragraph" style:parent-style-name="Text_20_body">
      <style:text-properties officeooo:rsid="017cae60" officeooo:paragraph-rsid="017cae60"/>
    </style:style>
    <style:style style:name="P38" style:family="paragraph" style:parent-style-name="Text_20_body">
      <style:text-properties officeooo:rsid="017d3d58" officeooo:paragraph-rsid="017d3d58"/>
    </style:style>
    <style:style style:name="P39" style:family="paragraph" style:parent-style-name="Table_20_Contents">
      <style:text-properties officeooo:rsid="010a01f9" officeooo:paragraph-rsid="010a01f9"/>
    </style:style>
    <style:style style:name="P40" style:family="paragraph" style:parent-style-name="Table_20_Contents">
      <style:text-properties officeooo:rsid="01710f68" officeooo:paragraph-rsid="01710f68"/>
    </style:style>
    <style:style style:name="P41" style:family="paragraph" style:parent-style-name="Table_20_Contents">
      <style:text-properties fo:font-style="italic" officeooo:rsid="01710f68" officeooo:paragraph-rsid="01710f68" style:font-style-asian="italic" style:font-style-complex="italic"/>
    </style:style>
    <style:style style:name="P42" style:family="paragraph" style:parent-style-name="Heading_20_1">
      <style:paragraph-properties fo:break-before="page"/>
      <style:text-properties officeooo:rsid="000ef043" officeooo:paragraph-rsid="003724e9"/>
    </style:style>
    <style:style style:name="P43" style:family="paragraph" style:parent-style-name="Heading_20_2">
      <style:text-properties officeooo:paragraph-rsid="00b3624b"/>
    </style:style>
    <style:style style:name="P44" style:family="paragraph" style:parent-style-name="Heading_20_2">
      <style:text-properties officeooo:rsid="0127c81f" officeooo:paragraph-rsid="0127c81f"/>
    </style:style>
    <style:style style:name="P45" style:family="paragraph" style:parent-style-name="Heading_20_2">
      <style:paragraph-properties fo:break-before="page"/>
    </style:style>
    <style:style style:name="P46" style:family="paragraph" style:parent-style-name="Heading_20_3">
      <style:text-properties officeooo:rsid="01710f68" officeooo:paragraph-rsid="01710f68"/>
    </style:style>
    <style:style style:name="P47" style:family="paragraph" style:parent-style-name="Heading_20_3">
      <style:text-properties officeooo:rsid="01808d0f" officeooo:paragraph-rsid="01808d0f"/>
    </style:style>
    <style:style style:name="P48" style:family="paragraph" style:parent-style-name="Standard" style:master-page-name="First_20_Page">
      <style:paragraph-properties fo:margin-left="0in" fo:margin-right="0in" fo:line-height="150%" fo:text-align="center" style:justify-single-word="false" fo:text-indent="0.4925in" style:auto-text-indent="false" style:page-number="auto" style:writing-mode="lr-tb"/>
      <style:text-properties fo:text-transform="uppercase"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P49" style:family="paragraph" style:parent-style-name="Text_20_body" style:list-style-name="L1">
      <style:text-properties fo:font-style="italic" officeooo:rsid="01716836" officeooo:paragraph-rsid="01716836" style:font-style-asian="italic" style:font-style-complex="italic"/>
    </style:style>
    <style:style style:name="P50" style:family="paragraph" style:parent-style-name="Text_20_body" style:list-style-name="L1">
      <style:text-properties fo:font-style="italic" officeooo:rsid="01760c60" officeooo:paragraph-rsid="01760c60" style:font-style-asian="italic" style:font-style-complex="italic"/>
    </style:style>
    <style:style style:name="P51" style:family="paragraph" style:parent-style-name="Text_20_body" style:list-style-name="L1">
      <style:text-properties fo:font-style="italic" officeooo:rsid="017f2a64" officeooo:paragraph-rsid="017f2a64" style:font-style-asian="italic" style:font-style-complex="italic"/>
    </style:style>
    <style:style style:name="P52" style:family="paragraph" style:parent-style-name="Text_20_body" style:list-style-name="L2">
      <style:text-properties fo:font-style="italic" officeooo:rsid="01808d0f" officeooo:paragraph-rsid="01808d0f" style:font-style-asian="italic" style:font-style-complex="italic"/>
    </style:style>
    <style:style style:name="P53" style:family="paragraph" style:parent-style-name="Text_20_body">
      <style:text-properties fo:font-style="italic" officeooo:rsid="01808d0f" officeooo:paragraph-rsid="01808d0f" style:font-style-asian="italic" style:font-style-complex="italic"/>
    </style:style>
    <style:style style:name="P54" style:family="paragraph" style:parent-style-name="Text_20_body">
      <style:text-properties fo:font-style="italic" officeooo:rsid="018406bc" officeooo:paragraph-rsid="018406bc" style:font-style-asian="italic" style:font-style-complex="italic"/>
    </style:style>
    <style:style style:name="P55" style:family="paragraph" style:parent-style-name="Text_20_body" style:list-style-name="L3">
      <style:text-properties fo:font-style="italic" officeooo:rsid="018406bc" officeooo:paragraph-rsid="018406bc" style:font-style-asian="italic" style:font-style-complex="italic"/>
    </style:style>
    <style:style style:name="P56" style:family="paragraph" style:parent-style-name="Text_20_body" style:list-style-name="L3">
      <style:text-properties fo:font-style="italic" officeooo:rsid="01852e39" officeooo:paragraph-rsid="01852e39" style:font-style-asian="italic" style:font-style-complex="italic"/>
    </style:style>
    <style:style style:name="P57" style:family="paragraph" style:parent-style-name="Text_20_body">
      <style:text-properties officeooo:rsid="01808d0f" officeooo:paragraph-rsid="01808d0f"/>
    </style:style>
    <style:style style:name="P58" style:family="paragraph" style:parent-style-name="Text_20_body" style:list-style-name="L3">
      <style:text-properties officeooo:rsid="018406bc" officeooo:paragraph-rsid="018406bc"/>
    </style:style>
    <style:style style:name="P59" style:family="paragraph" style:parent-style-name="Text_20_body">
      <style:text-properties fo:font-style="normal" fo:font-weight="normal" officeooo:rsid="018e198d" officeooo:paragraph-rsid="018e198d" style:font-style-asian="normal" style:font-weight-asian="normal" style:font-style-complex="normal" style:font-weight-complex="normal"/>
    </style:style>
    <style:style style:name="P60" style:family="paragraph" style:parent-style-name="Text_20_body">
      <style:text-properties officeooo:rsid="01568a13" officeooo:paragraph-rsid="01568a13"/>
    </style:style>
    <style:style style:name="P61" style:family="paragraph" style:parent-style-name="Text_20_body">
      <style:text-properties officeooo:paragraph-rsid="0194213f"/>
    </style:style>
    <style:style style:name="P62" style:family="paragraph" style:parent-style-name="Text_20_body">
      <style:text-properties officeooo:paragraph-rsid="01961ca6"/>
    </style:style>
    <style:style style:name="P63" style:family="paragraph" style:parent-style-name="Text_20_body">
      <style:text-properties officeooo:rsid="0196489a" officeooo:paragraph-rsid="0196489a"/>
    </style:style>
    <style:style style:name="P64" style:family="paragraph" style:parent-style-name="Листинг">
      <style:text-properties officeooo:rsid="018f6d09" officeooo:paragraph-rsid="018f6d09"/>
    </style:style>
    <style:style style:name="P65" style:family="paragraph" style:parent-style-name="Листинг">
      <style:paragraph-properties fo:text-align="start" style:justify-single-word="false"/>
      <style:text-properties style:font-name="monospace"/>
    </style:style>
    <style:style style:name="P66" style:family="paragraph" style:parent-style-name="Листинг">
      <style:paragraph-properties fo:text-align="start" style:justify-single-word="false"/>
      <style:text-properties style:font-name="monospace" officeooo:paragraph-rsid="01699a75"/>
    </style:style>
    <style:style style:name="T1" style:family="text">
      <style:text-properties fo:text-transform="uppercase"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 style:family="text">
      <style:text-properties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3" style:family="text">
      <style:text-properties style:font-name="Times New Roman" fo:font-size="14pt" fo:language="ru" fo:country="RU" style:font-size-asian="14pt" style:language-asian="ru" style:country-asian="RU" style:font-name-complex="Times New Roman5" style:font-size-complex="14pt" style:language-complex="ar" style:country-complex="SA"/>
    </style:style>
    <style:style style:name="T4" style:family="text">
      <style:text-properties style:font-name="Times New Roman" fo:font-size="14pt" fo:language="ru" fo:country="RU" officeooo:rsid="002c0806" style:font-size-asian="14pt" style:language-asian="ru" style:country-asian="RU" style:font-name-complex="Times New Roman5" style:font-size-complex="14pt" style:language-complex="ar" style:country-complex="SA"/>
    </style:style>
    <style:style style:name="T5" style:family="text">
      <style:text-properties style:font-name="Times New Roman" fo:font-size="14pt" fo:language="ru" fo:country="RU" officeooo:rsid="006c9ad5" style:font-size-asian="14pt" style:language-asian="ru" style:country-asian="RU" style:font-name-complex="Times New Roman5" style:font-size-complex="14pt" style:language-complex="ar" style:country-complex="SA"/>
    </style:style>
    <style:style style:name="T6" style:family="text">
      <style:text-properties style:font-name="Times New Roman" fo:font-size="14pt" fo:language="ru" fo:country="RU" fo:font-style="normal" style:font-size-asian="14pt" style:language-asian="ru" style:country-asian="RU" style:font-style-asian="normal" style:font-name-complex="Times New Roman5" style:font-size-complex="14pt" style:language-complex="ar" style:country-complex="SA" style:font-style-complex="normal"/>
    </style:style>
    <style:style style:name="T7" style:family="text">
      <style:text-properties style:font-name="Times New Roman" fo:font-size="14pt" fo:language="ru" fo:country="RU" fo:font-style="normal" officeooo:rsid="012d2995" style:font-size-asian="14pt" style:language-asian="ru" style:country-asian="RU" style:font-style-asian="normal" style:font-name-complex="Times New Roman5" style:font-size-complex="14pt" style:language-complex="ar" style:country-complex="SA" style:font-style-complex="normal"/>
    </style:style>
    <style:style style:name="T8" style:family="text">
      <style:text-properties style:font-name="Times New Roman" fo:font-size="14pt" fo:language="ru" fo:country="RU" fo:font-style="normal" officeooo:rsid="01903348" style:font-size-asian="14pt" style:language-asian="ru" style:country-asian="RU" style:font-style-asian="normal" style:font-name-complex="Times New Roman5" style:font-size-complex="14pt" style:language-complex="ar" style:country-complex="SA" style:font-style-complex="normal"/>
    </style:style>
    <style:style style:name="T9" style:family="text">
      <style:text-properties style:font-name="Times New Roman" fo:font-size="14pt" fo:language="ru" fo:country="RU" fo:font-style="normal" officeooo:rsid="01917ec3" style:font-size-asian="14pt" style:language-asian="ru" style:country-asian="RU" style:font-style-asian="normal" style:font-name-complex="Times New Roman5" style:font-size-complex="14pt" style:language-complex="ar" style:country-complex="SA" style:font-style-complex="normal"/>
    </style:style>
    <style:style style:name="T10" style:family="text">
      <style:text-properties style:font-name="Times New Roman" fo:font-size="14pt" fo:font-style="normal" style:font-size-asian="10.5pt" style:font-style-asian="normal" style:font-style-complex="normal"/>
    </style:style>
    <style:style style:name="T11" style:family="text">
      <style:text-properties style:font-name="Times New Roman" style:font-size-complex="14pt"/>
    </style:style>
    <style:style style:name="T12" style:family="text">
      <style:text-properties fo:color="#ff0000" loext:opacity="1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13" style:family="text">
      <style:text-properties fo:color="#000000" loext:opacity="100%"/>
    </style:style>
    <style:style style:name="T14" style:family="text">
      <style:text-properties fo:color="#000000" loext:opacity="100%" style:font-name="Times New Roman" fo:font-size="14pt" fo:language="ru" fo:country="RU" fo:font-weight="bold" style:font-size-asian="14pt" style:language-asian="ru" style:country-asian="RU" style:font-weight-asian="bold" style:font-name-complex="Times New Roman5" style:font-size-complex="14pt" style:language-complex="ar" style:country-complex="SA"/>
    </style:style>
    <style:style style:name="T15" style:family="text">
      <style:text-properties fo:color="#000000" loext:opacity="100%" style:font-name="Times New Roman" fo:font-size="14pt" fo:language="ru" fo:country="RU" fo:font-weight="bold" officeooo:rsid="01065a26" style:font-size-asian="14pt" style:language-asian="ru" style:country-asian="RU" style:font-weight-asian="bold" style:font-name-complex="Times New Roman5" style:font-size-complex="14pt" style:language-complex="ar" style:country-complex="SA"/>
    </style:style>
    <style:style style:name="T16" style:family="text">
      <style:text-properties fo:color="#000000" loext:opacity="100%" style:font-name="Times New Roman" fo:font-size="14pt" fo:language="ru" fo:country="RU" fo:font-weight="bold" officeooo:rsid="016e7929" style:font-size-asian="14pt" style:language-asian="ru" style:country-asian="RU" style:font-weight-asian="bold" style:font-name-complex="Times New Roman5" style:font-size-complex="14pt" style:language-complex="ar" style:country-complex="SA"/>
    </style:style>
    <style:style style:name="T17" style:family="text">
      <style:text-properties fo:color="#000000" loext:opacity="100%" style:font-name="Times New Roman" fo:font-size="14pt" officeooo:rsid="01702ca7" style:font-size-asian="10.5pt"/>
    </style:style>
    <style:style style:name="T18" style:family="text">
      <style:text-properties fo:color="#000000" loext:opacity="100%" style:font-name="Times New Roman" officeooo:rsid="013daba9" style:font-size-complex="14pt"/>
    </style:style>
    <style:style style:name="T19" style:family="text">
      <style:text-properties fo:color="#000000" loext:opacity="100%" officeooo:rsid="00c2c018"/>
    </style:style>
    <style:style style:name="T20" style:family="text">
      <style:text-properties fo:color="#000000" loext:opacity="100%" fo:background-color="#ffffff" loext:char-shading-value="0"/>
    </style:style>
    <style:style style:name="T21" style:family="text">
      <style:text-properties fo:font-variant="normal" fo:text-transform="none" style:font-name="Times New Roman" fo:font-size="14pt" fo:language="ru" fo:country="RU" style:font-size-asian="14pt" style:language-asian="ru" style:country-asian="RU" style:font-name-complex="Times New Roman5" style:font-size-complex="14pt" style:language-complex="ar" style:country-complex="SA" style:font-weight-complex="bold"/>
    </style:style>
    <style:style style:name="T22" style:family="text">
      <style:text-properties fo:font-variant="normal" fo:text-transform="none" fo:color="#000000" loext:opacity="100%" style:font-name="Times New Roman" fo:font-size="14pt" fo:language="ru" fo:country="RU" officeooo:rsid="01065a26" style:font-size-asian="14pt" style:language-asian="ru" style:country-asian="RU" style:font-name-complex="Times New Roman5" style:font-size-complex="14pt" style:language-complex="ar" style:country-complex="SA" style:font-weight-complex="bold"/>
    </style:style>
    <style:style style:name="T23" style:family="text">
      <style:text-properties fo:font-variant="normal" fo:text-transform="none" fo:color="#000000" loext:opacity="100%" style:font-name="Times New Roman" fo:font-size="14pt" fo:language="ru" fo:country="RU" officeooo:rsid="014692c5" style:font-size-asian="14pt" style:language-asian="ru" style:country-asian="RU" style:font-name-complex="Times New Roman5" style:font-size-complex="14pt" style:language-complex="ar" style:country-complex="SA" style:font-weight-complex="bold"/>
    </style:style>
    <style:style style:name="T24" style:family="text">
      <style:text-properties fo:font-variant="normal" fo:text-transform="none" fo:color="#000000" loext:opacity="100%" style:font-name="Times New Roman" fo:font-size="14pt" fo:language="ru" fo:country="RU" officeooo:rsid="016fc6b3" style:font-size-asian="14pt" style:language-asian="ru" style:country-asian="RU" style:font-name-complex="Times New Roman5" style:font-size-complex="14pt" style:language-complex="ar" style:country-complex="SA" style:font-weight-complex="bold"/>
    </style:style>
    <style:style style:name="T25" style:family="text">
      <style:text-properties fo:color="#ce181e" loext:opacity="100%" officeooo:rsid="0018933d"/>
    </style:style>
    <style:style style:name="T26" style:family="text">
      <style:text-properties fo:font-style="italic" style:font-style-asian="italic" style:font-style-complex="italic"/>
    </style:style>
    <style:style style:name="T27" style:family="text">
      <style:text-properties fo:font-style="italic" officeooo:rsid="017942f2" style:font-style-asian="italic" style:font-style-complex="italic"/>
    </style:style>
    <style:style style:name="T28" style:family="text">
      <style:text-properties fo:font-weight="bold" style:font-weight-asian="bold" style:font-weight-complex="bold"/>
    </style:style>
    <style:style style:name="T29" style:family="text">
      <style:text-properties fo:font-weight="bold" officeooo:rsid="01342050" style:font-weight-asian="bold" style:font-weight-complex="bold"/>
    </style:style>
    <style:style style:name="T30" style:family="text">
      <style:text-properties fo:font-weight="bold" officeooo:rsid="0135d9d5" style:font-weight-asian="bold" style:font-weight-complex="bold"/>
    </style:style>
    <style:style style:name="T31" style:family="text">
      <style:text-properties fo:font-weight="bold" officeooo:rsid="01929072" style:font-weight-asian="bold" style:font-weight-complex="bold"/>
    </style:style>
    <style:style style:name="T32" style:family="text">
      <style:text-properties fo:font-weight="bold" officeooo:rsid="0194213f" style:font-weight-asian="bold" style:font-weight-complex="bold"/>
    </style:style>
    <style:style style:name="T33" style:family="text">
      <style:text-properties fo:font-weight="bold" officeooo:rsid="01961ca6" style:font-weight-asian="bold" style:font-weight-complex="bold"/>
    </style:style>
    <style:style style:name="T34" style:family="text">
      <style:text-properties fo:font-style="normal" fo:font-weight="normal" style:font-style-asian="normal" style:font-weight-asian="normal" style:font-style-complex="normal" style:font-weight-complex="normal"/>
    </style:style>
    <style:style style:name="T35" style:family="text">
      <style:text-properties fo:font-style="normal" fo:font-weight="normal" officeooo:rsid="0132e4a7" style:font-style-asian="normal" style:font-weight-asian="normal" style:font-style-complex="normal" style:font-weight-complex="normal"/>
    </style:style>
    <style:style style:name="T36" style:family="text">
      <style:text-properties fo:font-style="normal" style:font-style-asian="normal" style:font-style-complex="normal"/>
    </style:style>
    <style:style style:name="T37" style:family="text">
      <style:text-properties fo:font-style="normal" officeooo:rsid="0173b143" style:font-style-asian="normal" style:font-style-complex="normal"/>
    </style:style>
    <style:style style:name="T38" style:family="text">
      <style:text-properties fo:font-style="normal" officeooo:rsid="0174373f" style:font-style-asian="normal" style:font-style-complex="normal"/>
    </style:style>
    <style:style style:name="T39" style:family="text">
      <style:text-properties fo:font-style="normal" officeooo:rsid="01760c60" style:font-style-asian="normal" style:font-style-complex="normal"/>
    </style:style>
    <style:style style:name="T40" style:family="text">
      <style:text-properties fo:font-style="normal" officeooo:rsid="0176fb7b" style:font-style-asian="normal" style:font-style-complex="normal"/>
    </style:style>
    <style:style style:name="T41" style:family="text">
      <style:text-properties fo:font-style="normal" officeooo:rsid="0178e51b" style:font-style-asian="normal" style:font-style-complex="normal"/>
    </style:style>
    <style:style style:name="T42" style:family="text">
      <style:text-properties fo:font-style="normal" officeooo:rsid="017942f2" style:font-style-asian="normal" style:font-style-complex="normal"/>
    </style:style>
    <style:style style:name="T43" style:family="text">
      <style:text-properties fo:font-style="normal" officeooo:rsid="017c1da1" style:font-style-asian="normal" style:font-style-complex="normal"/>
    </style:style>
    <style:style style:name="T44" style:family="text">
      <style:text-properties fo:font-style="normal" officeooo:rsid="017c2e16" style:font-style-asian="normal" style:font-style-complex="normal"/>
    </style:style>
    <style:style style:name="T45" style:family="text">
      <style:text-properties fo:font-style="normal" officeooo:rsid="017cae60" style:font-style-asian="normal" style:font-style-complex="normal"/>
    </style:style>
    <style:style style:name="T46" style:family="text">
      <style:text-properties fo:font-style="normal" officeooo:rsid="01858f30" style:font-style-asian="normal" style:font-style-complex="normal"/>
    </style:style>
    <style:style style:name="T47" style:family="text">
      <style:text-properties fo:font-style="normal" officeooo:rsid="01868bae" style:font-style-asian="normal" style:font-style-complex="normal"/>
    </style:style>
    <style:style style:name="T48" style:family="text">
      <style:text-properties fo:font-style="normal" officeooo:rsid="0186d951" style:font-style-asian="normal" style:font-style-complex="normal"/>
    </style:style>
    <style:style style:name="T49" style:family="text">
      <style:text-properties fo:font-style="normal" officeooo:rsid="01897846" style:font-style-asian="normal" style:font-style-complex="normal"/>
    </style:style>
    <style:style style:name="T50" style:family="text">
      <style:text-properties fo:font-style="normal" officeooo:rsid="018b0797" style:font-style-asian="normal" style:font-style-complex="normal"/>
    </style:style>
    <style:style style:name="T51" style:family="text">
      <style:text-properties fo:font-style="normal" officeooo:rsid="018b0bfe" style:font-style-asian="normal" style:font-style-complex="normal"/>
    </style:style>
    <style:style style:name="T52" style:family="text">
      <style:text-properties fo:font-style="normal" officeooo:rsid="018c2273" style:font-style-asian="normal" style:font-style-complex="normal"/>
    </style:style>
    <style:style style:name="T53" style:family="text">
      <style:text-properties officeooo:rsid="00d45abe"/>
    </style:style>
    <style:style style:name="T54" style:family="text">
      <style:text-properties officeooo:rsid="01065a26"/>
    </style:style>
    <style:style style:name="T55" style:family="text">
      <style:text-properties officeooo:rsid="01342050"/>
    </style:style>
    <style:style style:name="T56" style:family="text">
      <style:text-properties officeooo:rsid="014b3e31"/>
    </style:style>
    <style:style style:name="T57" style:family="text">
      <style:text-properties officeooo:rsid="016241fc"/>
    </style:style>
    <style:style style:name="T58" style:family="text">
      <style:text-properties officeooo:rsid="01716836"/>
    </style:style>
    <style:style style:name="T59" style:family="text">
      <style:text-properties officeooo:rsid="0174373f"/>
    </style:style>
    <style:style style:name="T60" style:family="text">
      <style:text-properties officeooo:rsid="01760c60"/>
    </style:style>
    <style:style style:name="T61" style:family="text">
      <style:text-properties officeooo:rsid="01868bae"/>
    </style:style>
    <style:style style:name="T62" style:family="text">
      <style:text-properties officeooo:rsid="01897846"/>
    </style:style>
    <style:style style:name="T63" style:family="text">
      <style:text-properties officeooo:rsid="018b0797"/>
    </style:style>
    <style:style style:name="T64" style:family="text">
      <style:text-properties officeooo:rsid="018b0bfe"/>
    </style:style>
    <style:style style:name="T65" style:family="text">
      <style:text-properties officeooo:rsid="018c2273"/>
    </style:style>
    <style:style style:name="T66" style:family="text">
      <style:text-properties officeooo:rsid="018e8373"/>
    </style:style>
    <style:style style:name="T67" style:family="text">
      <style:text-properties officeooo:rsid="018f6d09"/>
    </style:style>
    <style:style style:name="T68" style:family="text">
      <style:text-properties officeooo:rsid="01932cd1"/>
    </style:style>
    <style:style style:name="T69" style:family="text">
      <style:text-properties fo:font-weight="normal" style:font-weight-asian="normal" style:font-weight-complex="normal"/>
    </style:style>
    <style:style style:name="T70" style:family="text">
      <style:text-properties fo:font-weight="normal" officeooo:rsid="01342050" style:font-weight-asian="normal" style:font-weight-complex="normal"/>
    </style:style>
    <style:style style:name="T71" style:family="text">
      <style:text-properties fo:font-weight="normal" officeooo:rsid="01932cd1" style:font-weight-asian="normal" style:font-weight-complex="normal"/>
    </style:style>
    <style:style style:name="T72" style:family="text">
      <style:text-properties fo:font-weight="normal" officeooo:rsid="0135d9d5" style:font-weight-asian="normal" style:font-weight-complex="normal"/>
    </style:style>
    <style:style style:name="T73" style:family="text">
      <style:text-properties fo:font-weight="normal" officeooo:rsid="01961ca6" style:font-weight-asian="normal" style:font-weight-complex="normal"/>
    </style:style>
    <style:style style:name="fr1"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МИНОБРНАУКИ РОССИИ</text:p>
      <text:p text:style-name="P5">Санкт-Петербургский государственный</text:p>
      <text:p text:style-name="P5">электротехнический университет</text:p>
      <text:p text:style-name="P5">«ЛЭТИ» им. В.И. Ульянова (Ленина)</text:p>
      <text:p text:style-name="P8">Кафедра МО ЭВМ</text:p>
      <text:p text:style-name="P5"/>
      <text:p text:style-name="P6"/>
      <text:p text:style-name="P6"/>
      <text:p text:style-name="P6"/>
      <text:p text:style-name="P6"/>
      <text:p text:style-name="P6"/>
      <text:p text:style-name="P6"/>
      <text:p text:style-name="P20"><text:span text:style-name="Book_20_Title"><text:span text:style-name="T1">отчет</text:span></text:span></text:p>
      <text:p text:style-name="P2"><text:span text:style-name="T2">по лабораторной работе</text:span><text:span text:style-name="T12"> </text:span><text:span text:style-name="T14">№</text:span><text:span text:style-name="T16">3</text:span></text:p>
      <text:p text:style-name="P2"><text:span text:style-name="T2">по дисциплине </text:span><text:span text:style-name="T14">«</text:span><text:span text:style-name="T15">Алгоритмы и струтуры данных</text:span><text:span text:style-name="T14">»</text:span></text:p>
      <text:p text:style-name="P2"><text:span text:style-name="Book_20_Title"><text:span text:style-name="T21">Тема: </text:span></text:span><text:span text:style-name="Book_20_Title"><text:span text:style-name="T24">Двоичные деревья</text:span></text:span></text:p>
      <text:p text:style-name="P3"><text:span text:style-name="Book_20_Title"><text:span text:style-name="T22">Вариант </text:span></text:span><text:span text:style-name="Book_20_Title"><text:span text:style-name="T23">2</text:span></text:span></text:p>
      <text:p text:style-name="P6"/>
      <text:p text:style-name="P6"/>
      <text:p text:style-name="P6"/>
      <text:p text:style-name="P6"/>
      <text:p text:style-name="P6"/>
      <text:p text:style-name="P6"/>
      <table:table table:name="Таблица1" table:style-name="Таблица1">
        <table:table-column table:style-name="Таблица1.A"/>
        <table:table-column table:style-name="Таблица1.B"/>
        <table:table-column table:style-name="Таблица1.C"/>
        <table:table-row table:style-name="Таблица1.1">
          <table:table-cell table:style-name="Таблица1.A1" office:value-type="string">
            <text:p text:style-name="P4"><text:span text:style-name="T11">Студент гр. </text:span><text:span text:style-name="T18">0302</text:span></text:p>
          </table:table-cell>
          <table:table-cell table:style-name="Таблица1.B1" office:value-type="string">
            <text:p text:style-name="P12"/>
          </table:table-cell>
          <table:table-cell table:style-name="Таблица1.A1" office:value-type="string">
            <text:p text:style-name="P10">Устинов Г.А.</text:p>
          </table:table-cell>
        </table:table-row>
        <table:table-row table:style-name="Таблица1.1">
          <table:table-cell table:style-name="Таблица1.A1" office:value-type="string">
            <text:p text:style-name="P9">Преподаватель</text:p>
          </table:table-cell>
          <table:table-cell table:style-name="Таблица1.B2" office:value-type="string">
            <text:p text:style-name="P12"/>
          </table:table-cell>
          <table:table-cell table:style-name="Таблица1.A1" office:value-type="string">
            <text:p text:style-name="P11">Тутуева А.В.</text:p>
          </table:table-cell>
        </table:table-row>
      </table:table>
      <text:p text:style-name="P7"/>
      <text:p text:style-name="P7"/>
      <text:p text:style-name="P7">Санкт-Петербург</text:p>
      <text:p text:style-name="P19">20<text:span text:style-name="T53">2</text:span><text:span text:style-name="T54">1</text:span></text:p>
      <text:h text:style-name="P45" text:outline-level="2">Цель работы</text:h>
      <text:p text:style-name="P23"><text:span text:style-name="T19">И</text:span><text:span text:style-name="T13">зучить </text:span><text:span text:style-name="T17">структуру данных Двоичная куча, алгоритмы работы с ней, а также написать собственную реализацию структуры.</text:span></text:p>
      <text:h text:style-name="Heading_20_2" text:outline-level="2">Задание</text:h>
      <text:p text:style-name="P21">Вариант <text:span text:style-name="T56">2</text:span></text:p>
      <text:p text:style-name="P24">Реализовать класс двоичного дерева в соответствии со своим вариантом.</text:p>
      <text:p text:style-name="P24">Отчет по лабораторной работе должен содержать:</text:p>
      <text:p text:style-name="P24">1. Титульный лист с указанием варианта.</text:p>
      <text:p text:style-name="P24">2. Постановка задачи.</text:p>
      <text:p text:style-name="P24">3. Описание реализуемого класса и методов.</text:p>
      <text:p text:style-name="P24">4. Оценка временной сложности каждого метода.</text:p>
      <text:p text:style-name="P24">5. Описание реализованных unit-тестов.</text:p>
      <text:p text:style-name="P24">6. Пример работы.</text:p>
      <text:p text:style-name="P24">7. Листинг.</text:p>
      <text:p text:style-name="P24">Наличие unit-тестов ко всем реализуемым методам и предусмотренные</text:p>
      <text:p text:style-name="P14">исключительные ситуации являются обязательными требованиями.</text:p>
      <text:p text:style-name="P24">Структуры очередь и стэк из стандартных библиотек использовать нельзя, реализуем свои.</text:p>
      <text:p text:style-name="P24">Список методов, которые реализует каждый вариант:</text:p>
      <text:p text:style-name="P24">1. bool contains(int); // поиск элемента в дереве по ключу</text:p>
      <text:p text:style-name="P24">2. void insert(int); // добавление элемента в дерево по ключу. Должен работать за O(logN)</text:p>
      <text:p text:style-name="P32">3. void remove(int); // удаление элемента дерева по ключу</text:p>
      <text:p text:style-name="P32">4. Iterator create_dft_iterator(); // создание итератора, реализующего один из методов обхода в глубину (depth-first traverse)</text:p>
      <text:p text:style-name="P24"><text:soft-page-break/>5. Iterator create_bft_iterator() // создание итератора, реализующего методы обхода в ширину (breadth-first traverse)</text:p>
      <text:p text:style-name="P24">Варианты</text:p>
      <table:table table:name="Table3" table:style-name="Table3">
        <table:table-column table:style-name="Table3.A"/>
        <table:table-column table:style-name="Table3.B"/>
        <table:table-row table:style-name="TableLine94400494772384">
          <table:table-cell table:style-name="Table3.A1" office:value-type="string">
            <text:p text:style-name="P13">№ Варианта</text:p>
          </table:table-cell>
          <table:table-cell table:style-name="Table3.B1" office:value-type="string">
            <text:p text:style-name="P15">Структура данных</text:p>
          </table:table-cell>
        </table:table-row>
        <table:table-row table:style-name="TableLine94400494780384">
          <table:table-cell table:style-name="Table3.A2" office:value-type="string">
            <text:p text:style-name="P39">1</text:p>
          </table:table-cell>
          <table:table-cell table:style-name="Table3.B2" office:value-type="string">
            <text:p text:style-name="P33">двоичное дерево поиска</text:p>
          </table:table-cell>
        </table:table-row>
        <table:table-row table:style-name="TableLine94400494781840">
          <table:table-cell table:style-name="Table3.A2" office:value-type="string">
            <text:p text:style-name="P39">2</text:p>
          </table:table-cell>
          <table:table-cell table:style-name="Table3.B2" office:value-type="string">
            <text:p text:style-name="P33">двоичная куча</text:p>
          </table:table-cell>
        </table:table-row>
      </table:table>
      <text:p text:style-name="P24"/>
      <text:p text:style-name="P24"/>
      <text:h text:style-name="P43" text:outline-level="2">Выполнение работы</text:h>
      <text:h text:style-name="P47" text:outline-level="3">Классы Stack и Queue</text:h>
      <text:p text:style-name="P57">Для реализации структур данных Стек и Очередь, были разработаны два класса — <text:span text:style-name="T26">Stack</text:span><text:span text:style-name="T36"> и </text:span><text:span text:style-name="T26">Queue</text:span><text:span text:style-name="T36">. У данных классов есть предок — абстрактный шаблонный класс </text:span><text:span text:style-name="T26">LinearContainer</text:span><text:span text:style-name="T36">, который описывает тип, хранящий данные в последовательно соединённых узлах. Предполагается, что и стэк и очередь удаляют элементы из начала, и различаются только методом добавления элементов в список: очередь добавляет элементы в конец, а стек — в начало.</text:span></text:p>
      <text:p text:style-name="P57"><text:span text:style-name="T36">Таким образом, в программе используются собственные шаблонные типы для очереди и стека, которые определяют общий интерфейс взаимодейсвия с контейнером для типа </text:span><text:span text:style-name="T26">T</text:span><text:span text:style-name="T36">:</text:span></text:p>
      <text:list xml:id="list154630883" text:style-name="L2">
        <text:list-item>
          <text:p text:style-name="P52">void push(T)<text:span text:style-name="T36"> — добавляет элемент в очередь или стек.</text:span></text:p>
        </text:list-item>
        <text:list-item>
          <text:p text:style-name="P52">void pop()<text:span text:style-name="T36"> - удаляет элемент из очереди или стека.</text:span></text:p>
        </text:list-item>
        <text:list-item>
          <text:p text:style-name="P52">T&amp; peek()<text:span text:style-name="T36"> - возвращяет ссылку на значение элемента, который будет удалён при следующем вызове </text:span>pop().</text:p>
        </text:list-item>
        <text:list-item>
          <text:p text:style-name="P52">size_t size()<text:span text:style-name="T36"> - возвращает размер очереди или стека.</text:span></text:p>
        </text:list-item>
        <text:list-item>
          <text:p text:style-name="P52">bool is_empty()<text:span text:style-name="T36"> - возвращает </text:span>true<text:span text:style-name="T36">, если контейнер пуст, иначе — </text:span>false<text:span text:style-name="T36">.</text:span></text:p>
        </text:list-item>
      </text:list>
      <text:p text:style-name="P53"><text:span text:style-name="T36"/></text:p>
      <text:p text:style-name="P53"><text:span text:style-name="T36"/></text:p>
      <text:h text:style-name="P46" text:outline-level="3"><text:soft-page-break/>Класс <text:span text:style-name="T58">BinaryHeap</text:span></text:h>
      <text:p text:style-name="P16"><text:tab/>class BinaryHeap</text:p>
      <table:table table:name="Table2" table:style-name="Table2">
        <table:table-column table:style-name="Table2.A"/>
        <table:table-column table:style-name="Table2.B"/>
        <table:table-column table:style-name="Table2.C"/>
        <table:table-row table:style-name="TableLine94400494774112">
          <table:table-cell table:style-name="Table2.A1" office:value-type="string">
            <text:p text:style-name="P40">Тип</text:p>
          </table:table-cell>
          <table:table-cell table:style-name="Table2.A1" office:value-type="string">
            <text:p text:style-name="P40">Имя</text:p>
          </table:table-cell>
          <table:table-cell table:style-name="Table2.C1" office:value-type="string">
            <text:p text:style-name="P40">Описание</text:p>
          </table:table-cell>
        </table:table-row>
        <table:table-row table:style-name="TableLine94400494803088">
          <table:table-cell table:style-name="Table2.A2" office:value-type="string">
            <text:p text:style-name="P41">std::shared_ptr&lt;Node&gt;</text:p>
          </table:table-cell>
          <table:table-cell table:style-name="Table2.A2" office:value-type="string">
            <text:p text:style-name="P41">root_</text:p>
          </table:table-cell>
          <table:table-cell table:style-name="Table2.C2" office:value-type="string">
            <text:p text:style-name="P40">Указатель на корень кучи</text:p>
          </table:table-cell>
        </table:table-row>
        <table:table-row table:style-name="TableLine94400494805408">
          <table:table-cell table:style-name="Table2.A2" office:value-type="string">
            <text:p text:style-name="P41">size_t</text:p>
          </table:table-cell>
          <table:table-cell table:style-name="Table2.A2" office:value-type="string">
            <text:p text:style-name="P41">count</text:p>
          </table:table-cell>
          <table:table-cell table:style-name="Table2.C2" office:value-type="string">
            <text:p text:style-name="P40">Количество элементов в куче</text:p>
          </table:table-cell>
        </table:table-row>
        <table:table-row table:style-name="TableLine94400494806224">
          <table:table-cell table:style-name="Table2.A2" office:value-type="string">
            <text:p text:style-name="P41">size_t</text:p>
          </table:table-cell>
          <table:table-cell table:style-name="Table2.A2" office:value-type="string">
            <text:p text:style-name="P41">height_</text:p>
          </table:table-cell>
          <table:table-cell table:style-name="Table2.C2" office:value-type="string">
            <text:p text:style-name="P40">Высота кучи</text:p>
          </table:table-cell>
        </table:table-row>
        <table:table-row table:style-name="TableLine94400494807088">
          <table:table-cell table:style-name="Table2.A2" office:value-type="string">
            <text:p text:style-name="P41">HeapType</text:p>
          </table:table-cell>
          <table:table-cell table:style-name="Table2.A2" office:value-type="string">
            <text:p text:style-name="P41">type_</text:p>
          </table:table-cell>
          <table:table-cell table:style-name="Table2.C2" office:value-type="string">
            <text:p text:style-name="P40">Тип кучи — максимальная или минимальная</text:p>
          </table:table-cell>
        </table:table-row>
      </table:table>
      <text:p text:style-name="P17"/>
      <text:p text:style-name="P18"><text:tab/>Класс, реализующий функциональность двоичной кучи — <text:span text:style-name="T59">двоичного дерева, которое заполныется слева на право, и каждый родитель больше своих детей</text:span>. Хранит двоичное дерево узлов, и позволяет производить операции вставки, удаления и поиска по нему. В пространстве имён класса определены типы, упрощающие его реализацию:</text:p>
      <text:p text:style-name="P30"><text:span text:style-name="T40">Тип </text:span>enum HeapType<text:span text:style-name="T36"> — неизменяемая константа кучи, которая определяет, является ли она максимальной или минимальной, то есть производится ли сортировка элементов по возрастанию или убыванию.</text:span></text:p>
      <text:p text:style-name="Text_20_body"><text:span text:style-name="T10">Класс</text:span><text:span text:style-name="T26"> Iterator</text:span><text:span text:style-name="T36"> — абстрактный класс, базовый класс для итераторов, по двоичной куче. Хранит указатель на абстрактный контейнер-очередь </text:span><text:span text:style-name="T26">LinearContainer</text:span><text:span text:style-name="T36"> </text:span><text:span text:style-name="T42">и указатель на текущий узел</text:span><text:span text:style-name="T36">. Конктретный тип </text:span><text:span text:style-name="T41">контейнер</text:span><text:span text:style-name="T42">а</text:span><text:span text:style-name="T41"> </text:span><text:span text:style-name="T36">определяется конкретн</text:span><text:span text:style-name="T41">ой</text:span><text:span text:style-name="T36"> </text:span><text:span text:style-name="T41">реализацией</text:span><text:span text:style-name="T36"> и</text:span><text:span text:style-name="T41">тератора. </text:span><text:span text:style-name="T42">Определяет функции для перемещения по куче — </text:span><text:span text:style-name="T27">next()</text:span><text:span text:style-name="T42">, для проверки, существования следующего элемента последовательности — </text:span><text:span text:style-name="T27">has_next()</text:span><text:span text:style-name="T42">, а также оператор получения значения </text:span><text:span text:style-name="T27">operator*()</text:span><text:span text:style-name="T42"> и преобразования к логическому типу </text:span><text:span text:style-name="T27">operator bool()</text:span><text:span text:style-name="T42">.</text:span></text:p>
      <text:p text:style-name="P34"><text:span text:style-name="T36">Класс </text:span><text:span text:style-name="T26">BreadthFirstIterator</text:span><text:span text:style-name="T36"> — итератор для обхода кучи в ширину. Наследник класса </text:span><text:span text:style-name="T26">Iterator</text:span><text:span text:style-name="T36">, использующий для реализации обхода в ширину очередь, в которую на каждом шаге добавляются дети текузего элемента.</text:span></text:p>
      <text:p text:style-name="P34"><text:soft-page-break/><text:span text:style-name="T36">Класс </text:span><text:span text:style-name="T26">DepthFirstIterator</text:span><text:span text:style-name="T36"> — итератор, реализующий прямой оюход в глубину по куче. Наследует от класса </text:span><text:span text:style-name="T26">Iterator</text:span><text:span text:style-name="T36"> </text:span><text:span text:style-name="T43">и</text:span><text:span text:style-name="T36"> в качестве контейнера </text:span><text:span text:style-name="T43">для потомков узла</text:span><text:span text:style-name="T36"> испол</text:span><text:span text:style-name="T43">ь</text:span><text:span text:style-name="T36">зует стек.</text:span></text:p>
      <text:p text:style-name="P35"><text:span text:style-name="T36">Структура </text:span><text:span text:style-name="T26">Node</text:span><text:span text:style-name="T36"> — элемент кучи. Имеет указатель на родителя, указатели на двоих потомков — левого и правого, поле для хранения целочисленного значения — ключа — и </text:span><text:span text:style-name="T44">логический флаг, указывающий, является ли этот узел корневым.</text:span></text:p>
      <text:p text:style-name="P36"><text:span text:style-name="T36">Структура </text:span><text:span text:style-name="T26">RouteCode</text:span><text:span text:style-name="T36"> — вспомогательная структура для хранения кода пути и его длины. </text:span><text:span text:style-name="T45">Используется для объединения данных о пути и передачи их в функцию, которая восстанавливает путь из его кода и проходит его.</text:span></text:p>
      <text:p text:style-name="P37"><text:span text:style-name="T36">Структура </text:span><text:span text:style-name="T26">TraverseResult</text:span><text:span text:style-name="T36"> — вспомогательная структура, которая хранит указатель на предка элемента, до которого был проложен путь, и ссылку на указатель, который должен хранить его адресс. Используется функцией прохождения пути для возврата объединённых данных.</text:span></text:p>
      <text:p text:style-name="P38"><text:span text:style-name="T40">К</text:span><text:span text:style-name="T36">ласс двоичной кучи также определяет несколько публичных методов, которые реализуют алгоритмы его обработки:</text:span></text:p>
      <text:list xml:id="list2837500126" text:style-name="L1">
        <text:list-item>
          <text:p text:style-name="P49">bool contains(int val)<text:span text:style-name="T36"> — возвращает </text:span>true<text:span text:style-name="T36">, если ключ </text:span>val<text:span text:style-name="T36"> находится в куче и </text:span>false<text:span text:style-name="T36"> в противном случае. </text:span><text:span text:style-name="T50">Использует вспомогательный метод </text:span><text:span text:style-name="T63">find_in_subtree()</text:span><text:span text:style-name="T50"> для корня дерева для поиска нужного элемента, а потому скорость работы равно скорости работы </text:span><text:span text:style-name="T63">find_in_subtree()</text:span><text:span text:style-name="T50"> - N.</text:span></text:p>
        </text:list-item>
        <text:list-item>
          <text:p text:style-name="P49">void insert(int val)<text:span text:style-name="T36"> — добавляет элемент со значением </text:span>val<text:span text:style-name="T36"> в кучу. Изначально производится добавление элемента в «конец» кучи — согласно правилу заполнения кучи на самое левое свободное место на последнем слое. Если пронумеровать элементы на слое слева на право, начиная с нуля, то номер элемента будет «кодом», которому можно однозначно сопоставить путь до этого элемента, если представить «код» в виде двоичного числа. Каждый разряд этого числа будет </text:span><text:soft-page-break/><text:span text:style-name="T36">кодировать переход к потомку очередного узла: «0» - переход к левому потомку, «1» - к правому, </text:span><text:span text:style-name="T37">от старшего разряда к младшему. Зная номер элемента его высоту, можно перейти к нему за время logN, где N — количество элементов в куче. </text:span><text:span text:style-name="T38">Функция вычисляет код элемент за последующим, получая количество элементов на послежнем слое по формуле </text:span><draw:frame draw:style-name="fr1" draw:name="Object1" text:anchor-type="as-char" svg:y="-0.172in" svg:width="1.0228in" svg:height="0.2193in" draw:z-index="0"><draw:object xlink:href="./Object 1" xlink:type="simple" xlink:show="embed" xlink:actuate="onLoad"/><draw:image xlink:href="./ObjectReplacements/Object 1" xlink:type="simple" xlink:show="embed" xlink:actuate="onLoad"/></draw:frame><text:span text:style-name="T36">, </text:span><text:span text:style-name="T38">где h — высота дерева. Длина кода равна высоте дерева. Если же последний слой полон (проверяется сравнением количества элементов со значением </text:span><text:span text:style-name="T38"><draw:frame draw:style-name="fr1" draw:name="Object2" text:anchor-type="as-char" svg:y="-0.1744in" svg:width="0.6236in" svg:height="0.2102in" draw:z-index="1"><draw:object xlink:href="./Object 2" xlink:type="simple" xlink:show="embed" xlink:actuate="onLoad"/><draw:image xlink:href="./ObjectReplacements/Object 2" xlink:type="simple" xlink:show="embed" xlink:actuate="onLoad"/></draw:frame></text:span><text:span text:style-name="T38">), то кодом нужного места берётся «0», его длинна на еденицу больше высоты дерева. После вставки элемента на этот слой, куча приводится к своему инварианту — каждый родитель больше своих детей. </text:span><text:span text:style-name="T39">Для этого используется закрытая функция </text:span><text:span text:style-name="T60">hapify()</text:span><text:span text:style-name="T39">. </text:span><text:span text:style-name="T51">Так-как работа состоит в последовательном вызове двух вспомогательных методов </text:span><text:span text:style-name="T64">traverse_by_code()</text:span><text:span text:style-name="T51"> и </text:span><text:span text:style-name="T64">heapify()</text:span><text:span text:style-name="T51">, то скорость работы зависит от их скоростей, которые равны logN.</text:span></text:p>
        </text:list-item>
        <text:list-item>
          <text:p text:style-name="P50">void remove(int val)<text:span text:style-name="T36"> — удаляет элемент по ключу. Ищется узел, хранящий нужное значеие, после чего он меняется местами с последним узлом, и производится его удаление. Для элемента, который был помещён на место удалённого, вызывается функция </text:span>heapify()<text:span text:style-name="T36">. </text:span><text:span text:style-name="T52">Подобно </text:span><text:span text:style-name="T65">insert()</text:span><text:span text:style-name="T52">, последовательно вызвает </text:span><text:span text:style-name="T65">traverse_by_code()</text:span><text:span text:style-name="T52"> и </text:span><text:span text:style-name="T65">heapify()</text:span><text:span text:style-name="T52">. Поскольку в худшем случае (при удалении корня кучи) нужно дважды пройти вертикально по дереву (получить последний элемент в куче и сдвинуть бывшый последний элемент снова вниз), то скорость этого метода равно logN.</text:span></text:p>
        </text:list-item>
        <text:list-item>
          <text:p text:style-name="P51">BreadthFirstIterator create_bft_iterator()<text:span text:style-name="T36"> - создаёт итератор для обхода в ширину, привязанный к куче, для которой вызван этот метод.</text:span></text:p>
        </text:list-item>
        <text:list-item>
          <text:p text:style-name="P51"><text:soft-page-break/>DepthFirstIterator create_dft_iterator()<text:span text:style-name="T36"> - создаёт итератор для прямого обхода кучи в глубину, привязанный к той куче, для которой вызван этот метод.</text:span></text:p>
        </text:list-item>
      </text:list>
      <text:p text:style-name="P54"><text:span text:style-name="T36">Также класс определяет закрытые вспомогательные методы для выполнения нужных операций:</text:span></text:p>
      <text:list xml:id="list1745701475" text:style-name="L3">
        <text:list-item>
          <text:p text:style-name="P55">std::shared_ptr&lt;Node&gt; find_in_subtree(std::shared_ptr&lt;Node&gt; subroot, int val)<text:span text:style-name="T36"> — рекурсивно находит значение </text:span>val<text:span text:style-name="T36"> в поддереве, на котрое указывает </text:span>subroot<text:span text:style-name="T36">. Сначала проверяется равеноство значения в </text:span>subroot<text:span text:style-name="T36"> и </text:span>val<text:span text:style-name="T36">, если они равны, то возвращается </text:span>subroot<text:span text:style-name="T36">. Иначе, если только значение не должно находится выше в куче, чем </text:span>subroot<text:span text:style-name="T36">, проверяются последовательно его левое и правое поддеревья. Результат возвращается. Если функция возвращает </text:span>nullptr<text:span text:style-name="T36">, значит элемент не был найден. </text:span><text:span text:style-name="T46">Так-как производится обход по всем поддеревьям, пока не будет найден элемент, скорость работы зависит от количства элементов в куче, то есть N.</text:span></text:p>
        </text:list-item>
        <text:list-item>
          <text:p text:style-name="P55">TraverseResult traverse_by_code(RouteCode code)<text:span text:style-name="T36"> — восстанавливает маршрут из его кода и проходит его. Возвращает указатель на родитель найденного элемента и ссылку на один из его указателей-детей, в котором должен храниться нужный элемень. </text:span><text:span text:style-name="T47">Так как не требуется вести поиск, путь известен, то максимальное количество переходов для достижения пути — глубина дерева, то есть logN</text:span><text:span text:style-name="T61">,</text:span><text:span text:style-name="T47"> где N — количество элементов</text:span><text:span text:style-name="T48">в куче.</text:span></text:p>
        </text:list-item>
        <text:list-item>
          <text:p text:style-name="P55">void swap_nodes(std::shared_ptr&lt;Node&gt; first, std::shared_ptr&lt;Node&gt; second)<text:span text:style-name="T36"> — меняет местами два узла, меняя их указатели на родителей и детей. Если в результате обмена сменился корень у дерева, значение </text:span>root_<text:span text:style-name="T36"> обновляется.</text:span></text:p>
        </text:list-item>
        <text:list-item>
          <text:p text:style-name="P55"><text:soft-page-break/>void heapify(std::shared_ptr&lt;Node&gt; node)<text:span text:style-name="T36"> — восстанавливает инвариант кучи после её изменения. Вызывается для добавленного элемента, или для элемента, изменившего свою позицию. Сдвигает элемент вверх или вниз, пока тот не окажется на нужном месте. Для сдвига применяет методы </text:span>sift_up() <text:span text:style-name="T36">и </text:span>sift_down()<text:span text:style-name="T36">. </text:span><text:span text:style-name="T49">В худшем случае, сдвинуть элемент можно из крайнего верхнего или нижнего положения в противоположное, при этом количество перестановок равно глубине дерева, то есть logN</text:span><text:span text:style-name="T62">.</text:span></text:p>
        </text:list-item>
        <text:list-item>
          <text:p text:style-name="P58"><text:span text:style-name="T26">void sift_up()</text:span><text:span text:style-name="T36"> - сдвигает элемент наверх, пока над ним есть элементы, которые должны быть под ним.</text:span></text:p>
        </text:list-item>
        <text:list-item>
          <text:p text:style-name="P55">void sift_down()<text:span text:style-name="T36"> - сдвигает элемент вниз, пока под ним есть элементы, которые должны быть над ним.</text:span></text:p>
        </text:list-item>
        <text:list-item>
          <text:p text:style-name="P55">bool is_highter(…)<text:span text:style-name="T36"> - перегруженный метод, который проверяет, находится ли элемент или значение выше того, с которым сравнивают. При сравнении проверяет, к какому типу относится куча, к максимальнмому, или к минимальному.</text:span></text:p>
        </text:list-item>
        <text:list-item>
          <text:p text:style-name="P55">bool is_lower(…)<text:span text:style-name="T36"> - подобно </text:span>is_higher()<text:span text:style-name="T36">, проверяет, находится ли элемент или узел ниже того, с которым сравнивают, основываясь на типе кучи.</text:span></text:p>
        </text:list-item>
        <text:list-item>
          <text:p text:style-name="P56">void recalculate_height()<text:span text:style-name="T36"> - вызывается при изменении кучи для пересчёта значения высоты на основании значения </text:span>count_<text:span text:style-name="T36">.</text:span></text:p>
        </text:list-item>
      </text:list>
      <text:p text:style-name="P60"><text:span text:style-name="T36"><text:s/>когда левая граница больше правой.</text:span></text:p>
      <text:p text:style-name="P28"/>
      <text:h text:style-name="Heading_20_2" text:outline-level="2">Тестирование</text:h>
      <text:p text:style-name="P59">Введены тесты для публичных типов, которые были написаны для выполнения этой работы. Инвариант и корректность остальных типов контролируется теми типами, которые их используют.</text:p>
      <text:p text:style-name="P59"><text:soft-page-break/>Стэк и очередь тестируются практически идентично — добавление и удавление как в пустой так и непустой контейнер.</text:p>
      <text:p text:style-name="P59">Куча тестируется как пустая, так и непустая, причём для обоих своих типов — для максимальной и для минимальой. <text:span text:style-name="T66">Описаны тесты для всех публичных методов типа.</text:span></text:p>
      <text:p text:style-name="P25"><text:span text:style-name="T34">Для тестирования используется </text:span><text:span text:style-name="T35">фреймворк</text:span><text:span text:style-name="T34"> googletest.</text:span></text:p>
      <text:p text:style-name="P22"/>
      <text:h text:style-name="P44" text:outline-level="2">Пример работы</text:h>
      <text:p text:style-name="P26">Следующий код служит примером работы с разработанны<text:span text:style-name="T57">ми </text:span><text:span text:style-name="T67">типами</text:span>.</text:p>
      <table:table table:name="Table4" table:style-name="Table4">
        <table:table-column table:style-name="Table4.A"/>
        <table:table-row table:style-name="TableLine94400535721200">
          <table:table-cell table:style-name="Table4.A1" office:value-type="string">
            <text:p text:style-name="P64">for (int i = 0; i &lt; 10; ++i)</text:p>
            <text:p text:style-name="P64"><text:s text:c="4"/>heap.insert(i);</text:p>
            <text:p text:style-name="P64">auto it = heap.create_vft_iterator();</text:p>
            <text:p text:style-name="P64">while (it) {</text:p>
            <text:p text:style-name="P64"><text:s text:c="4"/>cout &lt;&lt; *it;</text:p>
            <text:p text:style-name="P64"><text:s text:c="4"/>it.next();</text:p>
            <text:p text:style-name="P64">}</text:p>
          </table:table-cell>
        </table:table-row>
      </table:table>
      <text:p text:style-name="Text_20_body"/>
      <text:p text:style-name="P27"><text:span text:style-name="T4">Р</text:span><text:span text:style-name="T3">азработанный програм</text:span><text:span text:style-name="T5">м</text:span><text:span text:style-name="T3">ный код см. в приложении А.</text:span></text:p>
      <text:p text:style-name="P29"/>
      <text:h text:style-name="Heading_20_2" text:outline-level="2">Выводы</text:h>
      <text:p text:style-name="P31"><text:span text:style-name="T7">Б</text:span><text:span text:style-name="T6">ыл </text:span><text:span text:style-name="T8">изучен и руализован тип двоичной кучи, а также методы его обработки. Также, были </text:span><text:span text:style-name="T9">установленна схожесть структур данных стека и очереди, а также</text:span><text:span text:style-name="T8"> способы применения типа однонаправленного списка для </text:span><text:span text:style-name="T9">их</text:span><text:span text:style-name="T8"> реал</text:span><text:span text:style-name="T9">изации.</text:span></text:p>
      <text:p text:style-name="Text_20_body"/>
      <text:h text:style-name="P42" text:outline-level="1">Приложение А<text:line-break/>Исходный код программы<text:span text:style-name="T25"> </text:span></text:h>
      <text:p text:style-name="Text_20_body"><text:span text:style-name="T55">Фа</text:span><text:span text:style-name="T68">й</text:span><text:span text:style-name="T55">л </text:span><text:span text:style-name="T29">src/</text:span><text:span text:style-name="T31">linear_container</text:span><text:span text:style-name="T30">.hh</text:span></text:p>
      <text:p text:style-name="P66"><text:span text:style-name="T20">#pragma once </text:span><text:line-break/>#ifndef CONTAINER_HH <text:line-break/>#define CONTAINER_HH <text:line-break/><text:line-break/>#include &lt;memory&gt; <text:line-break/>#include &lt;stdexcept&gt; <text:line-break/><text:line-break/>namespace data_structs { <text:line-break/><text:line-break/>template&lt;class T&gt; <text:line-break/>class LinearContainer { <text:line-break/>public: <text:line-break/>   LinearContainer() : head_(nullptr), tail_(nullptr), count_(0) {} <text:line-break/>   virtual ~LinearContainer() = default; <text:line-break/><text:line-break/>   virtual void push(T data) = 0; <text:line-break/>   void pop(); <text:line-break/><text:line-break/>   T&amp; peek(); <text:line-break/><text:line-break/>   size_t size() { return count_; } <text:line-break/>   bool is_empty() { return count_ == 0; } <text:line-break/>protected: <text:line-break/>   template&lt;class U&gt; <text:line-break/>   struct Node; <text:line-break/><text:line-break/>   std::shared_ptr&lt;Node&lt;T&gt;&gt; head_; <text:line-break/>   std::shared_ptr&lt;Node&lt;T&gt;&gt; tail_; <text:line-break/>   size_t count_; <text:line-break/>}; <text:line-break/><text:line-break/><text:line-break/>template&lt;class T&gt; <text:line-break/>template&lt;class U&gt; <text:line-break/>struct LinearContainer&lt;T&gt;::Node { <text:line-break/>   Node(U data) : next(nullptr), data(data) {} <text:line-break/><text:line-break/>   std::shared_ptr&lt;Node&gt; next; <text:line-break/>   U data; <text:line-break/>}; <text:line-break/><text:line-break/><text:line-break/>template&lt;class T&gt; <text:line-break/>void LinearContainer&lt;T&gt;::pop() <text:line-break/>{ <text:line-break/>   if (count_ == 0) <text:line-break/><text:soft-page-break/>       return; <text:line-break/>   head_ = head_-&gt;next; <text:line-break/>   if (!head_) <text:line-break/>       tail_ = head_; <text:line-break/>   --count_; <text:line-break/>} <text:line-break/><text:line-break/><text:line-break/>template&lt;class T&gt; <text:line-break/>T&amp; LinearContainer&lt;T&gt;::peek() <text:line-break/>{ <text:line-break/>   if (count_ == 0) <text:line-break/>       throw std::logic_error("Peeking on empty queue."); <text:line-break/>   return head_-&gt;data; <text:line-break/>} <text:line-break/><text:line-break/>}   // namespace data_structs <text:line-break/><text:line-break/>#endif  // CONTAINER_HH<text:line-break/><text:line-break/></text:p>
      <text:p text:style-name="P61"><text:span text:style-name="T55">Фа</text:span><text:span text:style-name="T68">й</text:span><text:span text:style-name="T55">л </text:span><text:span text:style-name="T29">src/</text:span><text:span text:style-name="T32">stack</text:span><text:span text:style-name="T30">.hh</text:span></text:p>
      <text:p text:style-name="P65"><text:span text:style-name="T20">#pragma once </text:span><text:line-break/>#ifndef STACK_HH <text:line-break/>#define STACK_HH <text:line-break/><text:line-break/>#include &lt;memory&gt; <text:line-break/>#include &lt;stdexcept&gt; <text:line-break/><text:line-break/>#include "linear_container.hh" <text:line-break/><text:line-break/>namespace data_structs { <text:line-break/><text:line-break/>template&lt;class T&gt; <text:line-break/>class Stack : public LinearContainer&lt;T&gt; { <text:line-break/>public: <text:line-break/>   Stack() = default; <text:line-break/>   ~Stack() = default; <text:line-break/><text:line-break/>   void push(T data); <text:line-break/>}; <text:line-break/><text:line-break/><text:line-break/>template&lt;class T&gt; <text:line-break/>void Stack&lt;T&gt;::push(T data) <text:line-break/>{ <text:line-break/>   std::shared_ptr&lt;typename LinearContainer&lt;T&gt;::Node&lt;T&gt;&gt; <text:line-break/>       node(new typename LinearContainer&lt;T&gt;::Node&lt;T&gt;(data)); <text:line-break/>   if (this-&gt;count_ == 0) <text:line-break/>       this-&gt;tail_ = node; <text:line-break/>   else <text:line-break/><text:soft-page-break/>       node-&gt;next = this-&gt;head_; <text:line-break/>   this-&gt;head_ = node; <text:line-break/>   ++this-&gt;count_; <text:line-break/>} <text:line-break/><text:line-break/>}   // namespace data_structs <text:line-break/><text:line-break/>#endif  // STACK_HH<text:line-break/></text:p>
      <text:p text:style-name="P61"><text:span text:style-name="T30"/></text:p>
      <text:p text:style-name="P62"><text:span text:style-name="T70">Фа</text:span><text:span text:style-name="T71">й</text:span><text:span text:style-name="T70">л </text:span><text:span text:style-name="T29">src/</text:span><text:span text:style-name="T33">queue</text:span><text:span text:style-name="T30">.hh</text:span></text:p>
      <text:p text:style-name="P65"><text:span text:style-name="T20">#pragma once </text:span><text:line-break/>#ifndef QUEUE_HH <text:line-break/>#define QUEUE_HH <text:line-break/><text:line-break/>#include &lt;memory&gt; <text:line-break/>#include &lt;stdexcept&gt; <text:line-break/><text:line-break/>#include "linear_container.hh" <text:line-break/><text:line-break/>namespace data_structs { <text:line-break/><text:line-break/>template&lt;class T&gt; <text:line-break/>class Queue : public LinearContainer&lt;T&gt; { <text:line-break/>public: <text:line-break/>   Queue() = default; <text:line-break/>   ~Queue() = default; <text:line-break/><text:line-break/>   void push(T data); <text:line-break/>}; <text:line-break/><text:line-break/><text:line-break/>template&lt;class T&gt; <text:line-break/>void Queue&lt;T&gt;::push(T data) <text:line-break/>{ <text:line-break/>   std::shared_ptr&lt;typename LinearContainer&lt;T&gt;::Node&lt;T&gt;&gt; <text:line-break/>       node(new typename LinearContainer&lt;T&gt;::Node&lt;T&gt;(data)); <text:line-break/>   if (this-&gt;count_ == 0) <text:line-break/>       this-&gt;head_ = node; <text:line-break/>   else <text:line-break/>       this-&gt;tail_-&gt;next = node; <text:line-break/>   this-&gt;tail_ = node; <text:line-break/>   ++this-&gt;count_; <text:line-break/>} <text:line-break/><text:line-break/>}   // namespace data_structs <text:line-break/><text:line-break/>#endif  // QUEUE_HH<text:line-break/></text:p>
      <text:p text:style-name="Text_20_body"/>
      <text:p text:style-name="P62"><text:soft-page-break/><text:span text:style-name="T70">Фа</text:span><text:span text:style-name="T71">й</text:span><text:span text:style-name="T70">л </text:span><text:span text:style-name="T29">src/</text:span><text:span text:style-name="T33">binary_heap</text:span><text:span text:style-name="T30">.hh</text:span></text:p>
      <text:p text:style-name="P65"><text:span text:style-name="T20">#pragma once </text:span><text:line-break/>#ifndef BINARY_HEAP_HH <text:line-break/>#define BINARY_HEAP_HH <text:line-break/><text:line-break/>#include &lt;ostream&gt; <text:line-break/>#include &lt;memory&gt; <text:line-break/><text:line-break/>#include "stack.hh" <text:line-break/>#include "queue.hh" <text:line-break/><text:line-break/>namespace data_structs { <text:line-break/><text:line-break/>class BinaryHeap { <text:line-break/>public: <text:line-break/>   /* <text:line-break/>    * Determines the sorting order for the nodes. <text:line-break/>    */ <text:line-break/>   enum HeapType {kMinHeap, kMaxHeap}; <text:line-break/><text:line-break/>   class Iterator; <text:line-break/>   class BreadthFirstIterator; <text:line-break/>   class DepthFirstIterator; <text:line-break/><text:line-break/>   BreadthFirstIterator create_bft_iterator(); <text:line-break/>   DepthFirstIterator create_dft_iterator(); <text:line-break/><text:line-break/>   BinaryHeap(HeapType type) <text:line-break/>       : root_(nullptr), count_(0), height_(0), type_(type) <text:line-break/>   {} <text:line-break/>   BinaryHeap(BinaryHeap&amp; other); <text:line-break/>   BinaryHeap(BinaryHeap&amp;&amp; other); <text:line-break/><text:line-break/>   ~BinaryHeap() = default; <text:line-break/><text:line-break/>   bool contains(int val); <text:line-break/>   /* <text:line-break/>    * What if every node in the heap would have its own code? <text:line-break/>    * Let the code be a sequence of edges codes. And edges codes will <text:line-break/>    * be 0 if it is descending to the left and 1 if it is descending <text:line-break/>    * to the right: <text:line-break/>    *        root <text:line-break/>    *      /     \         Something like <text:line-break/>    *    0        1         that, I gues..? <text:line-break/>    *   / \      / <text:line-break/>    * 00   01  10 <text:line-break/>    * Knowing the code of a node we could easily find its position <text:line-break/>    * just following it. And this will help us find the position <text:line-break/>    * to insert a new element. The amount of edge traversions to the <text:line-break/>    * parent of future node equals height - 1 if the last layer of <text:line-break/>    * nodes is incomplete and just height otherwise. <text:line-break/><text:soft-page-break/>    * Let the amount of elements on the last layer be 0 if the last <text:line-break/>    * layer is complete. Otherwise it is count - (pow(2, height) - 1). <text:line-break/>    * The code of the future element will be equal to that number. <text:line-break/>    * Length of the code equals height of the tree if the last layer <text:line-break/>    * is incomplete and height + 1 otherwise. <text:line-break/>    */ <text:line-break/>   void insert(int val); <text:line-break/>   /* <text:line-break/>    * Similalry, lets find the last element. Its code will always <text:line-break/>    * be count - (pow(2, height)) and is always of height lenght. <text:line-break/>    */ <text:line-break/>   void remove(int val); <text:line-break/><text:line-break/>   bool is_empty() { return count_ == 0; } <text:line-break/>   size_t count() { return count_; } <text:line-break/>   size_t height() { return height_; } <text:line-break/>   HeapType type() { return type_; } <text:line-break/><text:line-break/>   friend std::ostream &amp;operator&lt;&lt;(std::ostream &amp;os, BinaryHeap &amp;h); <text:line-break/>private: <text:line-break/>   struct Node; <text:line-break/>   /* <text:line-break/>    * The code of the binary route and its lenght. <text:line-break/>    * Mind that route with code 0 is a root, processing this route <text:line-break/>    * is not supported. Be careful! <text:line-break/>    */ <text:line-break/>   struct RouteCode { <text:line-break/>       size_t code; <text:line-break/>       size_t len; <text:line-break/>   }; <text:line-break/>   /* <text:line-break/>    * Pointer to the parent of the node and a reference to the pointer <text:line-break/>    * of the parent where an end point of the route would have been <text:line-break/>    * stored if the end point would have existed. Might be a valid <text:line-break/>    * pointer though, if the route leads to an existing node. <text:line-break/>    */ <text:line-break/>   struct TraverseResult { <text:line-break/>       TraverseResult(std::shared_ptr&lt;Node&gt; &amp;end_point) <text:line-break/>           : ref(end_point) <text:line-break/>       {} <text:line-break/><text:line-break/>       std::shared_ptr&lt;Node&gt; parent; <text:line-break/>       std::shared_ptr&lt;Node&gt; &amp;ref; <text:line-break/>   }; <text:line-break/><text:line-break/>   // Recursively finds val in the subtree pointed by subroot <text:line-break/>   std::shared_ptr&lt;Node&gt; find_in_subtree(std::shared_ptr&lt;Node&gt; subroot, int val); <text:line-break/><text:line-break/>   /* <text:line-break/><text:soft-page-break/>    * Gets code, translates it to a binary route through <text:line-break/>    * the heap, traverses it and returns reference to the pointer <text:line-break/>    * that would hold that code. <text:line-break/>    */ <text:line-break/>   TraverseResult traverse_by_code(RouteCode code); <text:line-break/><text:line-break/>   void swap_nodes(std::shared_ptr&lt;Node&gt; first, std::shared_ptr&lt;Node&gt; second); <text:line-break/><text:line-break/>   void heapify(std::shared_ptr&lt;Node&gt; node); <text:line-break/>   void sift_up(std::shared_ptr&lt;Node&gt; node); <text:line-break/>   void sift_down(std::shared_ptr&lt;Node&gt; node); <text:line-break/>   /* <text:line-break/>    * Tells if the node with the given value should be higher in the heap <text:line-break/>    * then comparative node. <text:line-break/>    */ <text:line-break/>   bool is_higher(int val, std::shared_ptr&lt;Node&gt; comparative); <text:line-break/>   bool is_higher(std::shared_ptr&lt;Node&gt; node, std::shared_ptr&lt;Node&gt; comparative); <text:line-break/>   /* <text:line-break/>    * Tells if the node with the given value should be lower in the heap <text:line-break/>    * then comparative node. <text:line-break/>    */ <text:line-break/>   bool is_lower(int val, std::shared_ptr&lt;Node&gt; comparative); <text:line-break/>   bool is_lower(std::shared_ptr&lt;Node&gt; node, std::shared_ptr&lt;Node&gt; comparative); <text:line-break/><text:line-break/>   void recalculate_height(); <text:line-break/><text:line-break/>   std::shared_ptr&lt;Node&gt; root_; <text:line-break/>   size_t count_; <text:line-break/>   size_t height_; <text:line-break/>   HeapType type_; <text:line-break/>}; <text:line-break/><text:line-break/><text:line-break/>struct BinaryHeap::Node { <text:line-break/>   Node(int val) <text:line-break/>       : parent(nullptr), left(nullptr), right(nullptr), <text:line-break/>       data(val), root(false) <text:line-break/>   {} <text:line-break/>   Node(const Node&amp; other) <text:line-break/>       : parent(nullptr), left(nullptr), right(nullptr), <text:line-break/>       data(other.data), root(other.root) <text:line-break/>   {} <text:line-break/><text:line-break/>   std::shared_ptr&lt;Node&gt; parent; <text:line-break/>   /* <text:line-break/>    * As the heap is packed from left to right, if the node has no <text:line-break/>    * left child, it has no right either. <text:line-break/><text:soft-page-break/>    */ <text:line-break/>   std::shared_ptr&lt;Node&gt; left; <text:line-break/>   std::shared_ptr&lt;Node&gt; right; <text:line-break/>   int data; <text:line-break/>   bool root; <text:line-break/>}; <text:line-break/><text:line-break/><text:line-break/>class BinaryHeap::Iterator { <text:line-break/>public: <text:line-break/>   Iterator(std::shared_ptr&lt;LinearContainer&lt;std::shared_ptr&lt;Node&gt;&gt;&gt; container, std::shared_ptr&lt;Node&gt; &amp;node) <text:line-break/>       : container_(container), cur_(node) <text:line-break/>   {} <text:line-break/>   virtual ~Iterator() = default; <text:line-break/><text:line-break/>   int operator*(); <text:line-break/>   operator bool() const { return bool(cur_); } <text:line-break/><text:line-break/>   void next(); <text:line-break/>   bool has_next() { return !container_-&gt;is_empty(); } <text:line-break/>   friend std::ostream &amp;operator&lt;&lt;(std::ostream &amp;os, BinaryHeap &amp;h); <text:line-break/>protected: <text:line-break/>   virtual void enqueue() = 0; <text:line-break/><text:line-break/>   std::shared_ptr&lt;LinearContainer&lt;std::shared_ptr&lt;Node&gt;&gt;&gt; container_; <text:line-break/>   std::shared_ptr&lt;Node&gt; cur_; <text:line-break/>}; <text:line-break/><text:line-break/><text:line-break/>class BinaryHeap::BreadthFirstIterator : public BinaryHeap::Iterator { <text:line-break/>public: <text:line-break/>   BreadthFirstIterator(BinaryHeap&amp; heap) <text:line-break/>       : Iterator(std::shared_ptr&lt;LinearContainer&lt;std::shared_ptr&lt;Node&gt;&gt;&gt;(new Queue&lt;std::shared_ptr&lt;Node&gt;&gt;()), heap.root_) <text:line-break/>   { <text:line-break/>       enqueue(); <text:line-break/>   } <text:line-break/>protected: <text:line-break/>   void enqueue(); <text:line-break/>}; <text:line-break/><text:line-break/><text:line-break/>class BinaryHeap::DepthFirstIterator : public BinaryHeap::Iterator { <text:line-break/>public: <text:line-break/>   DepthFirstIterator(BinaryHeap&amp; heap) <text:line-break/>       : Iterator(std::shared_ptr&lt;LinearContainer&lt;std::shared_ptr&lt;Node&gt;&gt;&gt;(new Stack&lt;std::shared_ptr&lt;Node&gt;&gt;()), heap.root_) <text:line-break/><text:soft-page-break/>   { <text:line-break/>       enqueue(); <text:line-break/>   } <text:line-break/>protected: <text:line-break/>   void enqueue(); <text:line-break/>}; <text:line-break/><text:line-break/>}   // namespace data_structs <text:line-break/><text:line-break/>#endif  // BINARY_HEAP_HH<text:line-break/></text:p>
      <text:p text:style-name="P62"><text:span text:style-name="T72"/></text:p>
      <text:p text:style-name="P63"><text:span text:style-name="T72">Ф</text:span><text:span text:style-name="T69">айл </text:span><text:span text:style-name="T28">src/binary_heap.cpp</text:span></text:p>
      <text:p text:style-name="P65"><text:span text:style-name="T20">#include "binary_heap.hh" </text:span><text:line-break/><text:line-break/>#include &lt;cmath&gt; <text:line-break/>#include &lt;memory&gt; <text:line-break/>#include &lt;stdexcept&gt; <text:line-break/><text:line-break/>#include "stack.hh" <text:line-break/><text:line-break/>namespace data_structs { <text:line-break/><text:line-break/>BinaryHeap::BreadthFirstIterator BinaryHeap::create_bft_iterator() <text:line-break/>{ <text:line-break/>   return BreadthFirstIterator(*this); <text:line-break/>} <text:line-break/><text:line-break/>BinaryHeap::DepthFirstIterator BinaryHeap::create_dft_iterator() <text:line-break/>{ <text:line-break/>   return DepthFirstIterator(*this); <text:line-break/>} <text:line-break/><text:line-break/><text:line-break/>BinaryHeap::BinaryHeap(BinaryHeap&amp; other) <text:line-break/>   : BinaryHeap(other.type_) <text:line-break/>{ <text:line-break/>   BreadthFirstIterator it = other.create_bft_iterator(); <text:line-break/>   while (it) { <text:line-break/>       insert(*it); <text:line-break/>       it.next(); <text:line-break/>   } <text:line-break/>} <text:line-break/><text:line-break/>BinaryHeap::BinaryHeap(BinaryHeap&amp;&amp; other) <text:line-break/>   : count_(other.count_), height_(other.height_), type_(other.type_) <text:line-break/>{ <text:line-break/>   root_.swap(other.root_); <text:line-break/>} <text:line-break/><text:line-break/><text:soft-page-break/><text:line-break/>bool BinaryHeap::contains(int val) <text:line-break/>{ <text:line-break/>   if (!root_) <text:line-break/>       return false; <text:line-break/>   std::shared_ptr&lt;Node&gt; cur = root_; <text:line-break/>   return find_in_subtree(root_, val) != nullptr; <text:line-break/>} <text:line-break/><text:line-break/>void BinaryHeap::insert(int val) <text:line-break/>{ <text:line-break/>   if (count_ == 0) { <text:line-break/>       root_ = std::shared_ptr&lt;Node&gt;(new Node(val)); <text:line-break/>       root_-&gt;root = true; <text:line-break/>       height_ = 0; <text:line-break/>   } else { <text:line-break/>       RouteCode code; <text:line-break/>       // if the last layer is full <text:line-break/>       if (count_ == std::pow(2, height_ + 1) - 1) { <text:line-break/>           code.code = 0; <text:line-break/>           code.len = height_ + 1; <text:line-break/>       } else { <text:line-break/>           code.code = count_ - (std::pow(2, height_) - 1); <text:line-break/>           code.len = height_; <text:line-break/>       } <text:line-break/>       TraverseResult end_point = traverse_by_code(code); <text:line-break/>       end_point.ref = std::shared_ptr&lt;Node&gt;(new Node(val)); <text:line-break/>       end_point.ref-&gt;parent = end_point.parent; <text:line-break/>       heapify(end_point.ref); <text:line-break/>   } <text:line-break/>   ++count_; <text:line-break/>   recalculate_height(); <text:line-break/>} <text:line-break/><text:line-break/>void BinaryHeap::remove(int val) <text:line-break/>{ <text:line-break/>   if (!root_) <text:line-break/>       return; <text:line-break/>   std::shared_ptr&lt;Node&gt; sought = find_in_subtree(root_, val); <text:line-break/>   if (!sought) { <text:line-break/>       return; <text:line-break/>   } else if (count_ == 1) { <text:line-break/>       root_.reset(); <text:line-break/>       count_ = 0; <text:line-break/>       return; <text:line-break/>   } <text:line-break/>   RouteCode code = {count_ - (size_t)std::pow(2, height_), height_}; <text:line-break/>   TraverseResult res = traverse_by_code(code); <text:line-break/>   std::shared_ptr&lt;Node&gt; last = res.ref; <text:line-break/>   swap_nodes(sought, last); <text:line-break/>   (sought-&gt;parent-&gt;right &amp;&amp; sought-&gt;parent-&gt;right == sought <text:line-break/>       ? sought-&gt;parent-&gt;right : sought-&gt;parent-&gt;left).reset(); <text:line-break/><text:soft-page-break/>   heapify(last); <text:line-break/>   --count_; <text:line-break/>   recalculate_height(); <text:line-break/>} <text:line-break/><text:line-break/><text:line-break/>std::ostream &amp;operator&lt;&lt;(std::ostream &amp;os, BinaryHeap &amp;h) <text:line-break/>{ <text:line-break/>   BinaryHeap::BreadthFirstIterator it = h.create_bft_iterator(); <text:line-break/>   while (it || it.has_next()) { <text:line-break/>       os &lt;&lt; *it &lt;&lt; ": "; <text:line-break/>       if (it.cur_-&gt;left) <text:line-break/>           os &lt;&lt; it.cur_-&gt;left-&gt;data; <text:line-break/>       if (it.cur_-&gt;right) <text:line-break/>           os &lt;&lt; ", " &lt;&lt; it.cur_-&gt;right-&gt;data; <text:line-break/>       os &lt;&lt; "\n"; <text:line-break/>       it.next(); <text:line-break/>   } <text:line-break/>   return os; <text:line-break/>} <text:line-break/><text:line-break/><text:line-break/>std::shared_ptr&lt;BinaryHeap::Node&gt; BinaryHeap::find_in_subtree(std::shared_ptr&lt;Node&gt; subroot, int val) <text:line-break/>{ <text:line-break/>   std::shared_ptr&lt;Node&gt; sought = nullptr; <text:line-break/>   if (subroot-&gt;data == val) { <text:line-break/>       sought = subroot; <text:line-break/>   } else if (!is_higher(val, subroot)) { <text:line-break/>       if (subroot-&gt;left) <text:line-break/>           sought = find_in_subtree(subroot-&gt;left, val); <text:line-break/>       if (!sought &amp;&amp; subroot-&gt;right) <text:line-break/>           sought = find_in_subtree(subroot-&gt;right, val); <text:line-break/>   } <text:line-break/>   return sought; <text:line-break/>} <text:line-break/><text:line-break/><text:line-break/>BinaryHeap::TraverseResult BinaryHeap::traverse_by_code(BinaryHeap::RouteCode code) <text:line-break/>{ <text:line-break/>   // Encode a route <text:line-break/>   Stack&lt;int&gt; route; <text:line-break/>   for (size_t i = 0; i &lt; code.len; ++i) { <text:line-break/>       route.push(code.code &amp; 1); <text:line-break/>       code.code = code.code &gt;&gt; 1; <text:line-break/>   } <text:line-break/>   // Traverse the route <text:line-break/>   std::shared_ptr&lt;Node&gt; cur = root_; <text:line-break/>   while (route.size() &gt; 1) { <text:line-break/>       cur = route.peek() == 0 ? cur-&gt;left : cur-&gt;right; <text:line-break/>       route.pop(); <text:line-break/><text:soft-page-break/>   } <text:line-break/>   TraverseResult res(route.peek() == 0 ? cur-&gt;left : cur-&gt;right); <text:line-break/>   res.parent = cur; <text:line-break/>   return res; <text:line-break/>} <text:line-break/><text:line-break/><text:line-break/>void BinaryHeap::swap_nodes(std::shared_ptr&lt;Node&gt; first, std::shared_ptr&lt;Node&gt; second) <text:line-break/>{ <text:line-break/>   if (first == second) <text:line-break/>       return; <text:line-break/>   if (first-&gt;parent) { <text:line-break/>       (first-&gt;parent-&gt;right == first <text:line-break/>           ? first-&gt;parent-&gt;right : first-&gt;parent-&gt;left) = second; <text:line-break/>   } <text:line-break/>   if (second-&gt;parent) { <text:line-break/>       (second-&gt;parent-&gt;right == second <text:line-break/>           ? second-&gt;parent-&gt;right : second-&gt;parent-&gt;left) = first; <text:line-break/>   } <text:line-break/>   first-&gt;parent.swap(second-&gt;parent); <text:line-break/>   if (first-&gt;left) <text:line-break/>       first-&gt;left-&gt;parent = second; <text:line-break/>   if (second-&gt;left) <text:line-break/>       second-&gt;left-&gt;parent = first; <text:line-break/>   first-&gt;left.swap(second-&gt;left); <text:line-break/>   if (first-&gt;right) <text:line-break/>       first-&gt;right-&gt;parent = second; <text:line-break/>   if (second-&gt;right) <text:line-break/>       second-&gt;right-&gt;parent = first; <text:line-break/>   first-&gt;right.swap(second-&gt;right); <text:line-break/>   bool tmp = second-&gt;root; <text:line-break/>   second-&gt;root = first-&gt;root; <text:line-break/>   first-&gt;root = tmp; <text:line-break/>   if (first-&gt;root) <text:line-break/>       root_ = first; <text:line-break/>   else if (second-&gt;root) <text:line-break/>       root_ = second; <text:line-break/>} <text:line-break/><text:line-break/><text:line-break/>void BinaryHeap::heapify(std::shared_ptr&lt;Node&gt; node) <text:line-break/>{ <text:line-break/>   // If node's got no children, it can be only upsifted <text:line-break/>   if (!node-&gt;left) { <text:line-break/>       sift_up(node); <text:line-break/>   } else if (node-&gt;root) { <text:line-break/>       sift_down(node); <text:line-break/>   } else { <text:line-break/>       if (is_higher(node, node-&gt;parent)) <text:line-break/>           sift_up(node); <text:line-break/>       else <text:line-break/><text:soft-page-break/>           sift_down(node); <text:line-break/>   } <text:line-break/>} <text:line-break/><text:line-break/>void BinaryHeap::sift_up(std::shared_ptr&lt;Node&gt; node) <text:line-break/>{ <text:line-break/>   while (!node-&gt;root &amp;&amp; is_higher(node, node-&gt;parent)) { <text:line-break/>       swap_nodes(node, node-&gt;parent); <text:line-break/>   } <text:line-break/>} <text:line-break/><text:line-break/>void BinaryHeap::sift_down(std::shared_ptr&lt;Node&gt; node) <text:line-break/>{ <text:line-break/>   while (node-&gt;left) { <text:line-break/>       std::shared_ptr&lt;Node&gt; to_swap; <text:line-break/>       if (node-&gt;right &amp;&amp; is_lower(node-&gt;left, node-&gt;right)) <text:line-break/>           to_swap = node-&gt;right; <text:line-break/>       else <text:line-break/>           to_swap = node-&gt;left; <text:line-break/>       if (is_lower(node, to_swap)) { <text:line-break/>           swap_nodes(node, to_swap); <text:line-break/>       } else { <text:line-break/>           break; <text:line-break/>       } <text:line-break/>   } <text:line-break/>} <text:line-break/><text:line-break/><text:line-break/>bool BinaryHeap::is_higher(int val, std::shared_ptr&lt;Node&gt; comparative) <text:line-break/>{ <text:line-break/>   if (type_ == kMinHeap) <text:line-break/>       return val &lt; comparative-&gt;data; <text:line-break/>   else <text:line-break/>       return val &gt; comparative-&gt;data; <text:line-break/>} <text:line-break/><text:line-break/>bool BinaryHeap::is_higher(std::shared_ptr&lt;Node&gt; node, std::shared_ptr&lt;Node&gt; comparative) <text:line-break/>{ <text:line-break/>   return is_higher(node-&gt;data, comparative); <text:line-break/>} <text:line-break/><text:line-break/><text:line-break/>bool BinaryHeap::is_lower(int val, std::shared_ptr&lt;Node&gt; comparative) <text:line-break/>{ <text:line-break/>   if (type_ == kMinHeap) <text:line-break/>       return val &gt; comparative-&gt;data; <text:line-break/>   else <text:line-break/>       return val &lt; comparative-&gt;data; <text:line-break/>} <text:line-break/><text:line-break/><text:soft-page-break/>bool BinaryHeap::is_lower(std::shared_ptr&lt;Node&gt; node, std::shared_ptr&lt;Node&gt; comparative) <text:line-break/>{ <text:line-break/>   return is_lower(node-&gt;data, comparative); <text:line-break/>} <text:line-break/><text:line-break/><text:line-break/>void BinaryHeap::recalculate_height() <text:line-break/>{ <text:line-break/>   if (count_ &lt; 2) <text:line-break/>       height_ = 0; <text:line-break/>   else <text:line-break/>       height_ = (size_t)std::floor(std::log2l(count_)); <text:line-break/>} <text:line-break/><text:line-break/><text:line-break/>int BinaryHeap::Iterator::operator*() <text:line-break/>{ <text:line-break/>   if (!*this) <text:line-break/>       throw std::logic_error("Dereferencing past-the-end iterator."); <text:line-break/>   return cur_-&gt;data; <text:line-break/>} <text:line-break/><text:line-break/><text:line-break/>void BinaryHeap::Iterator::next() <text:line-break/>{ <text:line-break/>   if (!cur_) <text:line-break/>       throw std::out_of_range("Traversing with past-the-end iterator."); <text:line-break/>   if (container_-&gt;is_empty()) { <text:line-break/>       cur_ = nullptr; <text:line-break/>   } else { <text:line-break/>       cur_ = container_-&gt;peek(); <text:line-break/>       container_-&gt;pop(); <text:line-break/>       enqueue(); <text:line-break/>   } <text:line-break/>} <text:line-break/><text:line-break/><text:line-break/>void BinaryHeap::BreadthFirstIterator::enqueue() <text:line-break/>{ <text:line-break/>   if (!cur_) <text:line-break/>       return; <text:line-break/>   if (cur_-&gt;left) <text:line-break/>       container_-&gt;push(cur_-&gt;left); <text:line-break/>   if (cur_-&gt;right) <text:line-break/>       container_-&gt;push(cur_-&gt;right); <text:line-break/>} <text:line-break/><text:line-break/><text:line-break/>void BinaryHeap::DepthFirstIterator::enqueue() <text:line-break/><text:soft-page-break/>{ <text:line-break/>   if (!cur_) <text:line-break/>       return; <text:line-break/>   if (cur_-&gt;right) <text:line-break/>       container_-&gt;push(cur_-&gt;right); <text:line-break/>   if  (cur_-&gt;left) <text:line-break/>       container_-&gt;push(cur_-&gt;left); <text:line-break/>} <text:line-break/><text:line-break/>}   // namespace data_structs<text:line-break/></text:p>
      <text:p text:style-name="P62"><text:span text:style-name="T72"/></text:p>
      <text:p text:style-name="P62"><text:span text:style-name="T70">Фа</text:span><text:span text:style-name="T71">й</text:span><text:span text:style-name="T70">л </text:span><text:span text:style-name="T33">test</text:span><text:span text:style-name="T70">/</text:span><text:span text:style-name="T33">lab3-queue-test</text:span><text:span text:style-name="T70">.</text:span><text:span text:style-name="T33">cpp</text:span></text:p>
      <text:p text:style-name="P65"><text:span text:style-name="T20">#include "../src/queue.hh" </text:span><text:line-break/><text:line-break/>#include &lt;stdexcept&gt; <text:line-break/><text:line-break/>#include &lt;gtest/gtest.h&gt; <text:line-break/><text:line-break/>using namespace data_structs; <text:line-break/><text:line-break/>TEST(Base, QueueCreationTest) <text:line-break/>{ <text:line-break/>   Queue&lt;int&gt; q; <text:line-break/>   ASSERT_EQ(q.size(), 0); <text:line-break/>   ASSERT_TRUE(q.is_empty()); <text:line-break/>   ASSERT_THROW(q.peek(), std::logic_error); <text:line-break/>   ASSERT_NO_THROW(q.pop()); <text:line-break/>} <text:line-break/><text:line-break/>TEST(Base, QueueEmptyInsert) <text:line-break/>{ <text:line-break/>   Queue&lt;int&gt; q; <text:line-break/>   ASSERT_NO_THROW(q.push(0)); <text:line-break/>   ASSERT_EQ(q.size(), 1); <text:line-break/>   ASSERT_FALSE(q.is_empty()); <text:line-break/>   ASSERT_EQ(q.peek(), 0); <text:line-break/>} <text:line-break/><text:line-break/><text:line-break/>class QueueTest : public ::testing::Test { <text:line-break/>public: <text:line-break/>   void SetUp() <text:line-break/>   { <text:line-break/>       for (int i = 0; i &lt; 10; ++i) <text:line-break/>           q_.push(i); <text:line-break/>   } <text:line-break/>protected: <text:line-break/>   Queue&lt;int&gt; q_; <text:line-break/>}; <text:line-break/><text:soft-page-break/><text:line-break/>TEST_F(QueueTest, PushTest) <text:line-break/>{ <text:line-break/>   ASSERT_NO_THROW(q_.push(10)); <text:line-break/>   ASSERT_EQ(q_.size(), 11); <text:line-break/>   ASSERT_FALSE(q_.is_empty()); <text:line-break/>   ASSERT_EQ(q_.peek(), 0); <text:line-break/>} <text:line-break/><text:line-break/>TEST_F(QueueTest, PopTest) <text:line-break/>{ <text:line-break/>   for (int i = 0; i &lt; 10; ++i) { <text:line-break/>       ASSERT_EQ(q_.peek(), i); <text:line-break/>       ASSERT_NO_THROW(q_.pop()); <text:line-break/>   } <text:line-break/>   ASSERT_TRUE(q_.is_empty()); <text:line-break/>}<text:line-break/></text:p>
      <text:p text:style-name="P62"><text:span text:style-name="T73"/></text:p>
      <text:p text:style-name="P62"><text:span text:style-name="T70">Фа</text:span><text:span text:style-name="T71">й</text:span><text:span text:style-name="T70">л </text:span><text:span text:style-name="T33">test</text:span><text:span text:style-name="T70">/</text:span><text:span text:style-name="T33">lab3-stack-test</text:span><text:span text:style-name="T70">.</text:span><text:span text:style-name="T33">cpp</text:span></text:p>
      <text:p text:style-name="P65"><text:span text:style-name="T20">#include "../src/stack.hh" </text:span><text:line-break/><text:line-break/>#include &lt;stdexcept&gt; <text:line-break/><text:line-break/>#include &lt;gtest/gtest.h&gt; <text:line-break/><text:line-break/>using namespace data_structs; <text:line-break/><text:line-break/>TEST(Base, StackCreationTest) <text:line-break/>{ <text:line-break/>   Stack&lt;int&gt; s; <text:line-break/>   ASSERT_EQ(s.size(), 0); <text:line-break/>   ASSERT_TRUE(s.is_empty()); <text:line-break/>   ASSERT_THROW(s.peek(), std::logic_error); <text:line-break/>   ASSERT_NO_THROW(s.pop()); <text:line-break/>} <text:line-break/><text:line-break/>TEST(Base, StackEmptyInsert) <text:line-break/>{ <text:line-break/>   Stack&lt;int&gt; s; <text:line-break/>   ASSERT_NO_THROW(s.push(0)); <text:line-break/>   ASSERT_EQ(s.size(), 1); <text:line-break/>   ASSERT_FALSE(s.is_empty()); <text:line-break/>   ASSERT_EQ(s.peek(), 0); <text:line-break/>} <text:line-break/><text:line-break/><text:line-break/>class StackTest : public ::testing::Test { <text:line-break/>public: <text:line-break/>   void SetUp() <text:line-break/><text:soft-page-break/>   { <text:line-break/>       for (int i = 0; i &lt; 10; ++i) <text:line-break/>           s_.push(i); <text:line-break/>   } <text:line-break/>protected: <text:line-break/>   Stack&lt;int&gt; s_; <text:line-break/>}; <text:line-break/><text:line-break/>TEST_F(StackTest, PushTest) <text:line-break/>{ <text:line-break/>   ASSERT_NO_THROW(s_.push(10)); <text:line-break/>   ASSERT_EQ(s_.size(), 11); <text:line-break/>   ASSERT_FALSE(s_.is_empty()); <text:line-break/>   ASSERT_EQ(s_.peek(), 10); <text:line-break/>} <text:line-break/><text:line-break/>TEST_F(StackTest, PopTest) <text:line-break/>{ <text:line-break/>   for (int i = 9; i &gt;= 0; --i) { <text:line-break/>       ASSERT_EQ(s_.peek(), i); <text:line-break/>       ASSERT_NO_THROW(s_.pop()); <text:line-break/>   } <text:line-break/>   ASSERT_TRUE(s_.is_empty()); <text:line-break/>}<text:line-break/></text:p>
      <text:p text:style-name="P62"><text:span text:style-name="T73"/></text:p>
      <text:p text:style-name="P62"><text:span text:style-name="T70">Фа</text:span><text:span text:style-name="T71">й</text:span><text:span text:style-name="T70">л </text:span><text:span text:style-name="T33">test</text:span><text:span text:style-name="T70">/</text:span><text:span text:style-name="T33">lab3-bianry-heap-test</text:span><text:span text:style-name="T70">.</text:span><text:span text:style-name="T33">cpp</text:span></text:p>
      <text:p text:style-name="P65"><text:span text:style-name="T20">#include "../src/binary_heap.hh" </text:span><text:line-break/><text:line-break/>#include &lt;cmath&gt; <text:line-break/>#include &lt;iostream&gt; <text:line-break/><text:line-break/>#include &lt;gtest/gtest.h&gt; <text:line-break/><text:line-break/>using namespace data_structs; <text:line-break/>using std::cout; <text:line-break/>using std::endl; <text:line-break/><text:line-break/><text:line-break/>TEST(Base, CreationTest) <text:line-break/>{ <text:line-break/>   BinaryHeap heap(BinaryHeap::kMinHeap); <text:line-break/>   ASSERT_EQ(heap.count(), 0); <text:line-break/>   ASSERT_TRUE(heap.is_empty()); <text:line-break/>} <text:line-break/><text:line-break/>TEST(Base, AddOneElement) <text:line-break/>{ <text:line-break/>   BinaryHeap heap(BinaryHeap::kMinHeap); <text:line-break/>   heap.insert(0); <text:line-break/><text:soft-page-break/>   cout &lt;&lt; heap &lt;&lt; endl; <text:line-break/>   ASSERT_EQ(heap.count(), 1); <text:line-break/>   ASSERT_FALSE(heap.is_empty()); <text:line-break/>} <text:line-break/><text:line-break/>TEST(Base, AddFewElements) <text:line-break/>{ <text:line-break/>   BinaryHeap heap(BinaryHeap::kMinHeap); <text:line-break/>   heap.insert(0); <text:line-break/>   cout &lt;&lt; heap &lt;&lt; endl; <text:line-break/>   heap.insert(1); <text:line-break/>   cout &lt;&lt; heap &lt;&lt; endl; <text:line-break/>   heap.insert(2); <text:line-break/>   cout &lt;&lt; heap &lt;&lt; endl; <text:line-break/>   heap.insert(3); <text:line-break/>   cout &lt;&lt; heap &lt;&lt; endl; <text:line-break/>   heap.insert(4); <text:line-break/>   cout &lt;&lt; heap &lt;&lt; endl; <text:line-break/>   ASSERT_EQ(heap.count(), 5); <text:line-break/>   ASSERT_FALSE(heap.is_empty()); <text:line-break/>} <text:line-break/><text:line-break/>TEST(Base, AddNonSorted) <text:line-break/>{ <text:line-break/>   BinaryHeap heap(BinaryHeap::kMinHeap); <text:line-break/>   heap.insert(5); <text:line-break/>   cout &lt;&lt; heap &lt;&lt; endl; <text:line-break/>   heap.insert(3); <text:line-break/>   cout &lt;&lt; heap &lt;&lt; endl; <text:line-break/>   heap.insert(2); <text:line-break/>   cout &lt;&lt; heap &lt;&lt; endl; <text:line-break/>   heap.insert(4); <text:line-break/>   cout &lt;&lt; heap &lt;&lt; endl; <text:line-break/>   heap.insert(1); <text:line-break/>   cout &lt;&lt; heap &lt;&lt; endl; <text:line-break/>   ASSERT_EQ(heap.count(), 5); <text:line-break/>   ASSERT_FALSE(heap.is_empty()); <text:line-break/>} <text:line-break/><text:line-break/><text:line-break/>class MinBinaryHeapTest : public ::testing::Test { <text:line-break/>public: <text:line-break/>   MinBinaryHeapTest() : heap_(BinaryHeap::kMinHeap) <text:line-break/>   {} <text:line-break/>   void SetUp() <text:line-break/>   { <text:line-break/>       for (int i = 0; i &lt; 20; ++i) <text:line-break/>           heap_.insert(i); <text:line-break/>   } <text:line-break/>protected: <text:line-break/>   BinaryHeap heap_; <text:line-break/>}; <text:line-break/><text:soft-page-break/><text:line-break/>TEST_F(MinBinaryHeapTest, Contains) <text:line-break/>{ <text:line-break/>   for (int i = 0; i &lt; (int)heap_.count(); ++i) <text:line-break/>       ASSERT_TRUE(heap_.contains(i)); <text:line-break/>} <text:line-break/><text:line-break/>TEST_F(MinBinaryHeapTest, Remove) <text:line-break/>{ <text:line-break/>   for (int i = 0; i &lt; 20; ++i) { <text:line-break/>       ASSERT_NO_THROW(heap_.remove(i)); <text:line-break/>       ASSERT_FALSE(heap_.contains(i)); <text:line-break/>   } <text:line-break/>} <text:line-break/><text:line-break/>TEST_F(MinBinaryHeapTest, Insert) <text:line-break/>{ <text:line-break/>   ASSERT_NO_THROW(heap_.insert(10)); <text:line-break/>   ASSERT_EQ(heap_.count(), 21); <text:line-break/>} <text:line-break/><text:line-break/>TEST_F(MinBinaryHeapTest, BFI) <text:line-break/>{ <text:line-break/>   BinaryHeap::BreadthFirstIterator iterator = heap_.create_bft_iterator(); <text:line-break/>   cout &lt;&lt; "{ "; <text:line-break/>   for (int i = 0; i &lt; (int)heap_.count(); ++i) { <text:line-break/>       cout &lt;&lt; *iterator &lt;&lt; " "; <text:line-break/>       ASSERT_EQ(*iterator, i); <text:line-break/>       iterator.next(); <text:line-break/>   } <text:line-break/>   cout &lt;&lt; "}" &lt;&lt; endl; <text:line-break/>} <text:line-break/><text:line-break/>TEST_F(MinBinaryHeapTest, DFI) <text:line-break/>{ <text:line-break/>   BinaryHeap::DepthFirstIterator iterator = heap_.create_dft_iterator(); <text:line-break/>   cout &lt;&lt; "{ "; <text:line-break/>   while (iterator || iterator.has_next()) { <text:line-break/>       cout &lt;&lt; *iterator &lt;&lt; " "; <text:line-break/>       iterator.next(); <text:line-break/>   } <text:line-break/>   cout &lt;&lt; "}" &lt;&lt; endl; <text:line-break/>}<text:line-break/><text:line-break/>class MaxBinaryHeapTest : public ::testing::Test { <text:line-break/>public: <text:line-break/>   MaxBinaryHeapTest() : heap_(BinaryHeap::kMaxHeap) <text:line-break/>   {} <text:line-break/>   void SetUp() <text:line-break/>   { <text:line-break/><text:soft-page-break/>       for (int i = 20; i &gt; 0; --i) <text:line-break/>           heap_.insert(i); <text:line-break/>   } <text:line-break/>protected: <text:line-break/>   BinaryHeap heap_; <text:line-break/>}; <text:line-break/><text:line-break/>TEST_F(MaxBinaryHeapTest, Contains) <text:line-break/>{ <text:line-break/>   for (int i = 1; i &lt;= (int)heap_.count(); ++i) <text:line-break/>       ASSERT_TRUE(heap_.contains(i)); <text:line-break/>} <text:line-break/><text:line-break/>TEST_F(MaxBinaryHeapTest, Remove) <text:line-break/>{ <text:line-break/>   for (int i = 1; i &lt;= 20; ++i) { <text:line-break/>       ASSERT_NO_THROW(heap_.remove(i)); <text:line-break/>       ASSERT_FALSE(heap_.contains(i)); <text:line-break/>   } <text:line-break/>} <text:line-break/><text:line-break/>TEST_F(MaxBinaryHeapTest, Insert) <text:line-break/>{ <text:line-break/>   ASSERT_NO_THROW(heap_.insert(10)); <text:line-break/>   ASSERT_EQ(heap_.count(), 21); <text:line-break/>} <text:line-break/><text:line-break/>TEST_F(MaxBinaryHeapTest, BFI) <text:line-break/>{ <text:line-break/>   BinaryHeap::BreadthFirstIterator iterator = heap_.create_bft_iterator(); <text:line-break/>   cout &lt;&lt; "{ "; <text:line-break/>   for (int i = 20; i &gt; 0; --i) { <text:line-break/>       cout &lt;&lt; *iterator &lt;&lt; " "; <text:line-break/>       ASSERT_EQ(*iterator, i); <text:line-break/>       iterator.next(); <text:line-break/>   } <text:line-break/>   cout &lt;&lt; "}" &lt;&lt; endl; <text:line-break/>} <text:line-break/><text:line-break/>TEST_F(MaxBinaryHeapTest, DFI) <text:line-break/>{ <text:line-break/>   BinaryHeap::DepthFirstIterator iterator = heap_.create_dft_iterator(); <text:line-break/>   cout &lt;&lt; "{ "; <text:line-break/>   while (iterator || iterator.has_next()) { <text:line-break/>       cout &lt;&lt; *iterator &lt;&lt; " "; <text:line-break/>       iterator.next(); <text:line-break/>   } <text:line-break/>   cout &lt;&lt; "}" &lt;&lt; endl; <text:line-break/>}<text:line-brea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Mangal1" svg:font-family="Mangal"/>
    <style:font-face style:name="monospace" svg:font-family="monospace"/>
    <style:font-face style:name="Courier New1" svg:font-family="'Courier New'" style:font-family-generic="modern" style:font-pitch="fixed"/>
    <style:font-face style:name="Courier New" svg:font-family="'Courier New'" style:font-adornments="Обычный" style:font-family-generic="modern" style:font-pitch="fixed"/>
    <style:font-face style:name="Liberation Mono" svg:font-family="'Liberation Mono'" style:font-family-generic="modern" style:font-pitch="fixed"/>
    <style:font-face style:name="Calibri" svg:font-family="Calibri" style:font-family-generic="roman" style:font-pitch="variable"/>
    <style:font-face style:name="Liberation Serif" svg:font-family="'Liberation Serif'" style:font-family-generic="roman" style:font-pitch="variable"/>
    <style:font-face style:name="Times New Roman4" svg:font-family="'Times New Roman'" style:font-family-generic="roman" style:font-pitch="variable"/>
    <style:font-face style:name="Times New Roman3" svg:font-family="'Times New Roman'" style:font-adornments="Курсив" style:font-family-generic="roman" style:font-pitch="variable"/>
    <style:font-face style:name="Times New Roman" svg:font-family="'Times New Roman'" style:font-adornments="Обычный" style:font-family-generic="roman" style:font-pitch="variable"/>
    <style:font-face style:name="Times New Roman2" svg:font-family="'Times New Roman'" style:font-adornments="Полужирный" style:font-family-generic="roman" style:font-pitch="variable"/>
    <style:font-face style:name="Times New Roman1" svg:font-family="'Times New Roman'" style:font-adornments="Полужирный Курсив"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Times New Roman5"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17in" style:writing-mode="lr-tb"/>
      <style:text-properties style:use-window-font-color="true" loext:opacity="0%"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line-height="150%" fo:text-align="justify" style:justify-single-word="false" fo:orphans="2" fo:widows="2" fo:text-indent="0.4925in" style:auto-text-indent="false" style:page-number="auto"/>
      <style:text-properties style:font-name="Times New Roman" fo:font-family="'Times New Roman'" style:font-style-name="Обычный" style:font-family-generic="roman" style:font-pitch="variable" fo:font-size="14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in" style:contextual-spacing="false" fo:line-height="150%" fo:text-align="justify" style:justify-single-word="false" style:page-number="auto"/>
      <style:text-properties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in" fo:margin-bottom="0in" style:contextual-spacing="false" fo:text-align="center" style:justify-single-word="false" fo:text-indent="0in" style:auto-text-indent="false" style:page-number="auto"/>
      <style:text-properties fo:text-transform="uppercase" style:font-name="Times New Roman3" fo:font-family="'Times New Roman'" style:font-style-name="Курсив" style:font-family-generic="roman" style:font-pitch="variable" fo:font-size="14pt" fo:font-style="normal"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2" fo:font-family="'Times New Roman'" style:font-style-name="Полужирный" style:font-family-generic="roman" style:font-pitch="variable"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0in" fo:margin-right="0in" fo:margin-top="0in" fo:margin-bottom="0in" style:contextual-spacing="false" fo:text-align="justify" style:justify-single-word="false" fo:text-indent="0.4925in" style:auto-text-indent="false" style:page-number="auto"/>
      <style:text-properties style:font-name="Times New Roman1" fo:font-family="'Times New Roman'" style:font-style-name="Полужирный Курсив" style:font-family-generic="roman" style:font-pitch="variable" fo:font-size="14pt" fo:font-style="italic" fo:font-weight="bold" style:font-size-asian="101%" style:font-weight-asian="bold" style:font-size-complex="101%" style:font-weight-complex="bold"/>
    </style:style>
    <style:style style:name="DocumentMap" style:family="paragraph" style:default-outline-level="">
      <style:paragraph-properties fo:text-align="start" style:justify-single-word="false" fo:orphans="2" fo:widows="2" style:vertical-align="auto" style:writing-mode="lr-tb"/>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ru" style:country-asian="RU" style:font-name-complex="Calibri1" style:font-family-complex="Calibri" style:font-family-generic-complex="system" style:font-pitch-complex="variable" style:font-size-complex="10pt" style:language-complex="ar" style:country-complex="SA"/>
    </style:style>
    <style:style style:name="Times14_5f_РИО2" style:display-name="Times14_РИО2" style:family="paragraph" style:parent-style-name="Standard" style:default-outline-level="">
      <style:paragraph-properties fo:margin-left="0in" fo:margin-right="0in" fo:line-height="130%" fo:text-align="justify" style:justify-single-word="false" fo:orphans="2" fo:widows="2" fo:text-indent="0.4925in" style:auto-text-indent="false" style:vertical-align="auto">
        <style:tab-stops>
          <style:tab-stop style:position="0.4925in"/>
        </style:tab-stops>
      </style:paragraph-properties>
      <style:text-properties fo:font-size="14pt" fo:language="ru" fo:country="RU" style:font-size-asian="14pt" style:language-asian="ru" style:country-asian="RU" style:font-name-complex="Times New Roman5" style:font-family-complex="'Times New Roman'" style:font-family-generic-complex="system" style:font-pitch-complex="variable" style:font-size-complex="12pt" style:language-complex="ar" style:country-complex="SA"/>
    </style:style>
    <style:style style:name="Table_20_Contents" style:display-name="Table Contents" style:family="paragraph" style:parent-style-name="Standard" style:class="extra" style:master-page-name="">
      <style:paragraph-properties fo:margin-left="0in" fo:margin-right="0in" fo:line-height="100%" fo:text-align="start" style:justify-single-word="false" fo:text-indent="0in" style:auto-text-indent="false" style:page-number="auto" text:number-lines="false" text:line-number="0"/>
      <style:text-properties style:font-size-asian="10.5pt"/>
    </style:style>
    <style:style style:name="Листинг" style:family="paragraph" style:parent-style-name="Standard">
      <style:paragraph-properties fo:margin-left="0in" fo:margin-right="0in" fo:line-height="100%" fo:text-indent="0in" style:auto-text-indent="false"/>
      <style:text-properties style:font-name="Courier New" fo:font-family="'Courier New'" style:font-style-name="Обычный" style:font-family-generic="modern" style:font-pitch="fixed" fo:font-size="11pt" style:font-size-asian="10.5pt"/>
    </style:style>
    <style:style style:name="Table_20_Grid" style:display-name="Table Grid" style:family="paragraph" style:parent-style-name="DocumentMap" style:default-outline-level="">
      <style:paragraph-properties fo:text-align="start" style:justify-single-word="false" fo:orphans="2" fo:widows="2" style:vertical-align="auto"/>
      <style:text-properties style:font-name="Calibri" fo:font-family="Calibri" style:font-family-generic="roman" style:font-pitch="variable" fo:font-size="10pt" fo:language="ru" fo:country="RU" style:font-name-asian="Calibri1" style:font-family-asian="Calibri" style:font-family-generic-asian="system" style:font-pitch-asian="variable" style:font-size-asian="10pt" style:language-asian="en" style:country-asian="US" style:font-name-complex="Calibri1" style:font-family-complex="Calibri" style:font-family-generic-complex="system" style:font-pitch-complex="variable" style:font-size-complex="10pt" style:language-complex="ar" style:country-complex="SA"/>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master-page-name="">
      <style:paragraph-properties fo:margin-left="0in" fo:margin-right="0in" fo:margin-top="0in" fo:margin-bottom="0in" style:contextual-spacing="false" fo:line-height="100%" fo:text-align="start" style:justify-single-word="false" fo:text-indent="0in" style:auto-text-indent="false" style:page-number="auto">
        <style:tab-stops/>
      </style:paragraph-properties>
      <style:text-properties fo:font-size="14pt" fo:font-style="normal"/>
    </style:style>
    <style:style style:name="Drawing" style:family="paragraph" style:parent-style-name="Caption" style:class="extra">
      <style:paragraph-properties fo:margin-left="0in" fo:margin-right="0in" fo:margin-top="0in" fo:margin-bottom="0in" style:contextual-spacing="false" fo:line-height="100%" fo:text-align="center" style:justify-single-word="false" fo:text-indent="0in" style:auto-text-indent="false"/>
      <style:text-properties fo:font-size="14pt" fo:font-style="normal"/>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fo:text-align="start" style:justify-single-word="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3.248in" style:type="center"/>
          <style:tab-stop style:position="6.4965in" style:type="right"/>
        </style:tab-stops>
      </style:paragraph-properties>
    </style:style>
    <style:style style:name="Default_20_Paragraph_20_Font" style:display-name="Default Paragraph Font" style:family="text"/>
    <style:style style:name="Times14_5f_РИО2_20_Знак" style:display-name="Times14_РИО2 Знак" style:family="text">
      <style:text-properties style:font-name="Times New Roman4" fo:font-family="'Times New Roman'" style:font-family-generic="roman" style:font-pitch="variable" fo:font-size="12pt" style:font-size-asian="12pt"/>
    </style:style>
    <style:style style:name="Book_20_Title" style:display-name="Book Title" style:family="text">
      <style:text-properties fo:font-variant="small-caps" fo:letter-spacing="0.0035in" fo:font-weight="bold" style:font-weight-asian="bold"/>
    </style:style>
    <style:style style:name="ТекстРазделов_20_Знак" style:display-name="ТекстРазделов Знак" style:family="text">
      <style:text-properties style:font-name="Times New Roman4" fo:font-family="'Times New Roman'" style:font-family-generic="roman" style:font-pitch="variable" fo:font-size="14pt" style:font-size-asian="14pt"/>
    </style:style>
    <style:style style:name="ListLabel_20_1" style:display-name="ListLabel 1" style:family="text">
      <style:text-properties style:font-name="Times New Roman4" fo:font-family="'Times New Roman'" style:font-family-generic="roman" style:font-pitch="variable" fo:font-size="12pt" style:font-name-complex="Times New Roman5" style:font-family-complex="'Times New Roman'" style:font-family-generic-complex="system" style:font-pitch-complex="variable"/>
    </style:style>
    <style:style style:name="ListLabel_20_2" style:display-name="ListLabel 2" style:family="text">
      <style:text-properties style:font-name-complex="Times New Roman5" style:font-family-complex="'Times New Roman'" style:font-family-generic-complex="system" style:font-pitch-complex="variable"/>
    </style:style>
    <style:style style:name="ListLabel_20_3" style:display-name="ListLabel 3" style:family="text">
      <style:text-properties style:font-name-complex="Times New Roman5" style:font-family-complex="'Times New Roman'" style:font-family-generic-complex="system" style:font-pitch-complex="variable"/>
    </style:style>
    <style:style style:name="ListLabel_20_4" style:display-name="ListLabel 4" style:family="text">
      <style:text-properties style:font-name-complex="Times New Roman5" style:font-family-complex="'Times New Roman'" style:font-family-generic-complex="system" style:font-pitch-complex="variable"/>
    </style:style>
    <style:style style:name="ListLabel_20_5" style:display-name="ListLabel 5" style:family="text">
      <style:text-properties style:font-name-complex="Times New Roman5" style:font-family-complex="'Times New Roman'" style:font-family-generic-complex="system" style:font-pitch-complex="variable"/>
    </style:style>
    <style:style style:name="ListLabel_20_6" style:display-name="ListLabel 6" style:family="text">
      <style:text-properties style:font-name-complex="Times New Roman5" style:font-family-complex="'Times New Roman'" style:font-family-generic-complex="system" style:font-pitch-complex="variable"/>
    </style:style>
    <style:style style:name="ListLabel_20_7" style:display-name="ListLabel 7" style:family="text">
      <style:text-properties style:font-name-complex="Times New Roman5" style:font-family-complex="'Times New Roman'" style:font-family-generic-complex="system" style:font-pitch-complex="variable"/>
    </style:style>
    <style:style style:name="ListLabel_20_8" style:display-name="ListLabel 8" style:family="text">
      <style:text-properties style:font-name-complex="Times New Roman5" style:font-family-complex="'Times New Roman'" style:font-family-generic-complex="system" style:font-pitch-complex="variable"/>
    </style:style>
    <style:style style:name="ListLabel_20_9" style:display-name="ListLabel 9" style:family="text">
      <style:text-properties style:font-name-complex="Times New Roman5" style:font-family-complex="'Times New Roman'" style:font-family-generic-complex="system" style:font-pitch-complex="variabl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681in" fo:page-height="11.6929in" style:num-format="1" style:print-orientation="portrait" fo:margin-top="0.7874in" fo:margin-bottom="0.7874in" fo:margin-left="1.1811in" fo:margin-right="0.5902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fill="none" draw:fill-color="#729fcf"/>
    </style:style>
  </office:automatic-styles>
  <office:master-styles>
    <style:master-page style:name="Standard" style:page-layout-name="Mpm1" draw:style-name="Mdp1">
      <style:header>
        <text:p text:style-name="Header"/>
      </style:header>
      <style:footer>
        <text:p text:style-name="MP1"><text:page-number text:select-page="current">28</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8-10-16T14:07:55.262000000</meta:creation-date>
    <meta:editing-duration>PT16H17M34S</meta:editing-duration>
    <meta:editing-cycles>289</meta:editing-cycles>
    <meta:generator>LibreOffice/7.0.6.2$Linux_X86_64 LibreOffice_project/00$Build-2</meta:generator>
    <dc:date>2021-12-10T21:32:53.057200254</dc:date>
    <meta:document-statistic meta:table-count="4" meta:image-count="0" meta:object-count="2" meta:page-count="28" meta:paragraph-count="131" meta:word-count="3727" meta:character-count="32567" meta:non-whitespace-character-count="25717"/>
  </office:meta>
</office:document-meta>
</file>

<file path=Object 1/content.xml><?xml version="1.0" encoding="utf-8"?>
<math xmlns="http://www.w3.org/1998/Math/MathML" display="block">
  <semantics>
    <mrow>
      <mi>i</mi>
      <mo stretchy="false">=</mo>
      <mrow>
        <mi>N</mi>
        <mo stretchy="false">−</mo>
        <mrow>
          <mo fence="true" stretchy="false">(</mo>
          <mrow>
            <mrow>
              <msup>
                <mn>2</mn>
                <mi>h</mi>
              </msup>
              <mo stretchy="false">−</mo>
              <mn>1</mn>
            </mrow>
          </mrow>
          <mo fence="true" stretchy="false">)</mo>
        </mrow>
      </mrow>
    </mrow>
    <annotation encoding="StarMath 5.0">i = N - (2^h - 1)</annotation>
  </semantics>
</math>
</file>

<file path=Object 2/content.xml><?xml version="1.0" encoding="utf-8"?>
<math xmlns="http://www.w3.org/1998/Math/MathML" display="block">
  <semantics>
    <mrow>
      <msup>
        <mn>2</mn>
        <mrow>
          <mo fence="true" stretchy="false">(</mo>
          <mrow>
            <mrow>
              <mi>h</mi>
              <mo stretchy="false">+</mo>
              <mn>1</mn>
            </mrow>
          </mrow>
          <mo fence="true" stretchy="false">)</mo>
        </mrow>
      </msup>
      <mo stretchy="false">−</mo>
      <mn>1</mn>
    </mrow>
    <annotation encoding="StarMath 5.0">2^( h + 1 ) - 1</annotation>
  </semantics>
</math>
</file>